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8.49cm" table:align="left" fo:keep-with-next="auto"/>
    </style:style>
    <style:style style:name="Таблица1.A" style:family="table-column">
      <style:table-column-properties style:column-width="0.893cm"/>
    </style:style>
    <style:style style:name="Таблица1.B" style:family="table-column">
      <style:table-column-properties style:column-width="1.247cm"/>
    </style:style>
    <style:style style:name="Таблица1.C" style:family="table-column">
      <style:table-column-properties style:column-width="2.207cm"/>
    </style:style>
    <style:style style:name="Таблица1.D" style:family="table-column">
      <style:table-column-properties style:column-width="2.083cm"/>
    </style:style>
    <style:style style:name="Таблица1.E" style:family="table-column">
      <style:table-column-properties style:column-width="2.06cm"/>
    </style:style>
    <style:style style:name="Таблица1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E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E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E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E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" style:family="table">
      <style:table-properties style:width="8.49cm" table:align="left"/>
    </style:style>
    <style:style style:name="Таблица2.A" style:family="table-column">
      <style:table-column-properties style:column-width="0.893cm"/>
    </style:style>
    <style:style style:name="Таблица2.B" style:family="table-column">
      <style:table-column-properties style:column-width="1.247cm"/>
    </style:style>
    <style:style style:name="Таблица2.C" style:family="table-column">
      <style:table-column-properties style:column-width="2.207cm"/>
    </style:style>
    <style:style style:name="Таблица2.D" style:family="table-column">
      <style:table-column-properties style:column-width="2.083cm"/>
    </style:style>
    <style:style style:name="Таблица2.E" style:family="table-column">
      <style:table-column-properties style:column-width="2.06cm"/>
    </style:style>
    <style:style style:name="Таблица2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E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E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E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E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" style:family="table">
      <style:table-properties style:width="13.446cm" table:align="left"/>
    </style:style>
    <style:style style:name="Таблица3.A" style:family="table-column">
      <style:table-column-properties style:column-width="3.902cm"/>
    </style:style>
    <style:style style:name="Таблица3.B" style:family="table-column">
      <style:table-column-properties style:column-width="3.133cm"/>
    </style:style>
    <style:style style:name="Таблица3.C" style:family="table-column">
      <style:table-column-properties style:column-width="2.438cm"/>
    </style:style>
    <style:style style:name="Таблица3.D" style:family="table-column">
      <style:table-column-properties style:column-width="0.982cm"/>
    </style:style>
    <style:style style:name="Таблица3.E" style:family="table-column">
      <style:table-column-properties style:column-width="2.992cm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8.49cm" table:align="left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1.247cm"/>
    </style:style>
    <style:style style:name="Таблица4.C" style:family="table-column">
      <style:table-column-properties style:column-width="2.207cm"/>
    </style:style>
    <style:style style:name="Таблица4.D" style:family="table-column">
      <style:table-column-properties style:column-width="2.083cm"/>
    </style:style>
    <style:style style:name="Таблица4.E" style:family="table-column">
      <style:table-column-properties style:column-width="2.06cm"/>
    </style:style>
    <style:style style:name="Таблица4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4.A2" style:family="table-cell">
      <style:table-cell-properties style:vertical-align="middle" fo:padding="0.097cm" fo:border="none"/>
    </style:style>
    <style:style style:name="Таблица4.B2" style:family="table-cell">
      <style:table-cell-properties style:vertical-align="middle" fo:padding="0.097cm" fo:border="none"/>
    </style:style>
    <style:style style:name="Таблица4.C2" style:family="table-cell">
      <style:table-cell-properties style:vertical-align="middle" fo:padding="0.097cm" fo:border="none"/>
    </style:style>
    <style:style style:name="Таблица4.D2" style:family="table-cell">
      <style:table-cell-properties style:vertical-align="middle" fo:padding="0.097cm" fo:border="none"/>
    </style:style>
    <style:style style:name="Таблица4.E2" style:family="table-cell">
      <style:table-cell-properties style:vertical-align="middle" fo:padding="0.097cm" fo:border="none"/>
    </style:style>
    <style:style style:name="Таблица4.A3" style:family="table-cell">
      <style:table-cell-properties style:vertical-align="middle" fo:padding="0.097cm" fo:border="none"/>
    </style:style>
    <style:style style:name="Таблица4.B3" style:family="table-cell">
      <style:table-cell-properties style:vertical-align="middle" fo:padding="0.097cm" fo:border="none"/>
    </style:style>
    <style:style style:name="Таблица4.C3" style:family="table-cell">
      <style:table-cell-properties style:vertical-align="middle" fo:padding="0.097cm" fo:border="none"/>
    </style:style>
    <style:style style:name="Таблица4.D3" style:family="table-cell">
      <style:table-cell-properties style:vertical-align="middle" fo:padding="0.097cm" fo:border="none"/>
    </style:style>
    <style:style style:name="Таблица4.E3" style:family="table-cell">
      <style:table-cell-properties style:vertical-align="middle" fo:padding="0.097cm" fo:border="none"/>
    </style:style>
    <style:style style:name="Таблица4.A4" style:family="table-cell">
      <style:table-cell-properties style:vertical-align="middle" fo:padding="0.097cm" fo:border="none"/>
    </style:style>
    <style:style style:name="Таблица4.B4" style:family="table-cell">
      <style:table-cell-properties style:vertical-align="middle" fo:padding="0.097cm" fo:border="none"/>
    </style:style>
    <style:style style:name="Таблица4.C4" style:family="table-cell">
      <style:table-cell-properties style:vertical-align="middle" fo:padding="0.097cm" fo:border="none"/>
    </style:style>
    <style:style style:name="Таблица4.D4" style:family="table-cell">
      <style:table-cell-properties style:vertical-align="middle" fo:padding="0.097cm" fo:border="none"/>
    </style:style>
    <style:style style:name="Таблица4.E4" style:family="table-cell">
      <style:table-cell-properties style:vertical-align="middle" fo:padding="0.097cm" fo:border="none"/>
    </style:style>
    <style:style style:name="Таблица4.A5" style:family="table-cell">
      <style:table-cell-properties style:vertical-align="middle" fo:padding="0.097cm" fo:border="none"/>
    </style:style>
    <style:style style:name="Таблица4.B5" style:family="table-cell">
      <style:table-cell-properties style:vertical-align="middle" fo:padding="0.097cm" fo:border="none"/>
    </style:style>
    <style:style style:name="Таблица4.C5" style:family="table-cell">
      <style:table-cell-properties style:vertical-align="middle" fo:padding="0.097cm" fo:border="none"/>
    </style:style>
    <style:style style:name="Таблица4.D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E5" style:family="table-cell">
      <style:table-cell-properties style:vertical-align="middle" fo:padding="0.097cm" fo:border="none"/>
    </style:style>
    <style:style style:name="Таблица4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" style:family="table">
      <style:table-properties style:width="10.846cm" table:align="left"/>
    </style:style>
    <style:style style:name="Таблица9.A" style:family="table-column">
      <style:table-column-properties style:column-width="2.058cm"/>
    </style:style>
    <style:style style:name="Таблица9.B" style:family="table-column">
      <style:table-column-properties style:column-width="2.854cm"/>
    </style:style>
    <style:style style:name="Таблица9.C" style:family="table-column">
      <style:table-column-properties style:column-width="5.934cm"/>
    </style:style>
    <style:style style:name="Таблица9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9.A2" style:family="table-cell">
      <style:table-cell-properties style:vertical-align="middle" fo:padding="0.097cm" fo:border="none"/>
    </style:style>
    <style:style style:name="Таблица9.B2" style:family="table-cell">
      <style:table-cell-properties style:vertical-align="middle" fo:padding="0.097cm" fo:border="none"/>
    </style:style>
    <style:style style:name="Таблица9.C2" style:family="table-cell">
      <style:table-cell-properties style:vertical-align="middle" fo:padding="0.097cm" fo:border="none"/>
    </style:style>
    <style:style style:name="Таблица9.A3" style:family="table-cell">
      <style:table-cell-properties style:vertical-align="middle" fo:padding="0.097cm" fo:border="none"/>
    </style:style>
    <style:style style:name="Таблица9.B3" style:family="table-cell">
      <style:table-cell-properties style:vertical-align="middle" fo:padding="0.097cm" fo:border="none"/>
    </style:style>
    <style:style style:name="Таблица9.C3" style:family="table-cell">
      <style:table-cell-properties style:vertical-align="middle" fo:padding="0.097cm" fo:border="none"/>
    </style:style>
    <style:style style:name="Таблица9.A4" style:family="table-cell">
      <style:table-cell-properties style:vertical-align="middle" fo:padding="0.097cm" fo:border="none"/>
    </style:style>
    <style:style style:name="Таблица9.B4" style:family="table-cell">
      <style:table-cell-properties style:vertical-align="middle" fo:padding="0.097cm" fo:border="none"/>
    </style:style>
    <style:style style:name="Таблица9.C4" style:family="table-cell">
      <style:table-cell-properties style:vertical-align="middle" fo:padding="0.097cm" fo:border="none"/>
    </style:style>
    <style:style style:name="Таблица9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.C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" style:family="table">
      <style:table-properties style:width="17.59cm" table:align="left"/>
    </style:style>
    <style:style style:name="Таблица5.A" style:family="table-column">
      <style:table-column-properties style:column-width="1.423cm"/>
    </style:style>
    <style:style style:name="Таблица5.B" style:family="table-column">
      <style:table-column-properties style:column-width="2.108cm"/>
    </style:style>
    <style:style style:name="Таблица5.C" style:family="table-column">
      <style:table-column-properties style:column-width="2.817cm"/>
    </style:style>
    <style:style style:name="Таблица5.D" style:family="table-column">
      <style:table-column-properties style:column-width="7.721cm"/>
    </style:style>
    <style:style style:name="Таблица5.E" style:family="table-column">
      <style:table-column-properties style:column-width="3.521cm"/>
    </style:style>
    <style:style style:name="Таблица5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="none"/>
    </style:style>
    <style:style style:name="Таблица5.B2" style:family="table-cell">
      <style:table-cell-properties style:vertical-align="middle" fo:padding="0.097cm" fo:border="none"/>
    </style:style>
    <style:style style:name="Таблица5.C2" style:family="table-cell">
      <style:table-cell-properties style:vertical-align="middle" fo:padding="0.097cm" fo:border="none"/>
    </style:style>
    <style:style style:name="Таблица5.D2" style:family="table-cell">
      <style:table-cell-properties style:vertical-align="middle" fo:padding="0.097cm" fo:border="none"/>
    </style:style>
    <style:style style:name="Таблица5.E2" style:family="table-cell">
      <style:table-cell-properties style:vertical-align="middle" fo:padding="0.097cm" fo:border="none"/>
    </style:style>
    <style:style style:name="Таблица5.A3" style:family="table-cell">
      <style:table-cell-properties style:vertical-align="middle" fo:padding="0.097cm" fo:border="none"/>
    </style:style>
    <style:style style:name="Таблица5.B3" style:family="table-cell">
      <style:table-cell-properties style:vertical-align="middle" fo:padding="0.097cm" fo:border="none"/>
    </style:style>
    <style:style style:name="Таблица5.C3" style:family="table-cell">
      <style:table-cell-properties style:vertical-align="middle" fo:padding="0.097cm" fo:border="none"/>
    </style:style>
    <style:style style:name="Таблица5.D3" style:family="table-cell">
      <style:table-cell-properties style:vertical-align="middle" fo:padding="0.097cm" fo:border="none"/>
    </style:style>
    <style:style style:name="Таблица5.E3" style:family="table-cell">
      <style:table-cell-properties style:vertical-align="middle" fo:padding="0.097cm" fo:border="none"/>
    </style:style>
    <style:style style:name="Таблица5.A4" style:family="table-cell">
      <style:table-cell-properties style:vertical-align="middle" fo:padding="0.097cm" fo:border="none"/>
    </style:style>
    <style:style style:name="Таблица5.B4" style:family="table-cell">
      <style:table-cell-properties style:vertical-align="middle" fo:padding="0.097cm" fo:border="none"/>
    </style:style>
    <style:style style:name="Таблица5.C4" style:family="table-cell">
      <style:table-cell-properties style:vertical-align="middle" fo:padding="0.097cm" fo:border="none"/>
    </style:style>
    <style:style style:name="Таблица5.D4" style:family="table-cell">
      <style:table-cell-properties style:vertical-align="middle" fo:padding="0.097cm" fo:border="none"/>
    </style:style>
    <style:style style:name="Таблица5.E4" style:family="table-cell">
      <style:table-cell-properties style:vertical-align="middle" fo:padding="0.097cm" fo:border="none"/>
    </style:style>
    <style:style style:name="Таблица5.A5" style:family="table-cell">
      <style:table-cell-properties style:vertical-align="middle" fo:padding="0.097cm" fo:border="none"/>
    </style:style>
    <style:style style:name="Таблица5.B5" style:family="table-cell">
      <style:table-cell-properties style:vertical-align="middle" fo:padding="0.097cm" fo:border="none"/>
    </style:style>
    <style:style style:name="Таблица5.C5" style:family="table-cell">
      <style:table-cell-properties style:vertical-align="middle" fo:padding="0.097cm" fo:border="none"/>
    </style:style>
    <style:style style:name="Таблица5.D5" style:family="table-cell">
      <style:table-cell-properties style:vertical-align="middle" fo:padding="0.097cm" fo:border="none"/>
    </style:style>
    <style:style style:name="Таблица5.E5" style:family="table-cell">
      <style:table-cell-properties style:vertical-align="middle" fo:padding="0.097cm" fo:border="none"/>
    </style:style>
    <style:style style:name="Таблица5.A6" style:family="table-cell">
      <style:table-cell-properties style:vertical-align="middle" fo:padding="0.097cm" fo:border="none"/>
    </style:style>
    <style:style style:name="Таблица5.B6" style:family="table-cell">
      <style:table-cell-properties style:vertical-align="middle" fo:padding="0.097cm" fo:border="none"/>
    </style:style>
    <style:style style:name="Таблица5.C6" style:family="table-cell">
      <style:table-cell-properties style:vertical-align="middle" fo:padding="0.097cm" fo:border="none"/>
    </style:style>
    <style:style style:name="Таблица5.D6" style:family="table-cell">
      <style:table-cell-properties style:vertical-align="middle" fo:padding="0.097cm" fo:border="none"/>
    </style:style>
    <style:style style:name="Таблица5.E6" style:family="table-cell">
      <style:table-cell-properties style:vertical-align="middle" fo:padding="0.097cm" fo:border="none"/>
    </style:style>
    <style:style style:name="Таблица5.A7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5.B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C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D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E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A8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5.B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C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D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E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9" style:family="table-cell">
      <style:table-cell-properties style:vertical-align="middle" fo:padding="0.097cm" fo:border="none"/>
    </style:style>
    <style:style style:name="Таблица5.C9" style:family="table-cell">
      <style:table-cell-properties style:vertical-align="middle" fo:padding="0.097cm" fo:border="none"/>
    </style:style>
    <style:style style:name="Таблица5.D9" style:family="table-cell">
      <style:table-cell-properties style:vertical-align="middle" fo:padding="0.097cm" fo:border="none"/>
    </style:style>
    <style:style style:name="Таблица5.E9" style:family="table-cell">
      <style:table-cell-properties style:vertical-align="middle" fo:padding="0.097cm" fo:border="none"/>
    </style:style>
    <style:style style:name="Таблица5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0" style:family="table-cell">
      <style:table-cell-properties style:vertical-align="middle" fo:padding="0.097cm" fo:border="none"/>
    </style:style>
    <style:style style:name="Таблица5.C10" style:family="table-cell">
      <style:table-cell-properties style:vertical-align="middle" fo:padding="0.097cm" fo:border="none"/>
    </style:style>
    <style:style style:name="Таблица5.D10" style:family="table-cell">
      <style:table-cell-properties style:vertical-align="middle" fo:padding="0.097cm" fo:border="none"/>
    </style:style>
    <style:style style:name="Таблица5.E10" style:family="table-cell">
      <style:table-cell-properties style:vertical-align="middle" fo:padding="0.097cm" fo:border="none"/>
    </style:style>
    <style:style style:name="Таблица5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1" style:family="table-cell">
      <style:table-cell-properties style:vertical-align="middle" fo:padding="0.097cm" fo:border="none"/>
    </style:style>
    <style:style style:name="Таблица5.C11" style:family="table-cell">
      <style:table-cell-properties style:vertical-align="middle" fo:padding="0.097cm" fo:border="none"/>
    </style:style>
    <style:style style:name="Таблица5.D11" style:family="table-cell">
      <style:table-cell-properties style:vertical-align="middle" fo:padding="0.097cm" fo:border="none"/>
    </style:style>
    <style:style style:name="Таблица5.E11" style:family="table-cell">
      <style:table-cell-properties style:vertical-align="middle" fo:padding="0.097cm" fo:border="none"/>
    </style:style>
    <style:style style:name="Таблица5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2" style:family="table-cell">
      <style:table-cell-properties style:vertical-align="middle" fo:padding="0.097cm" fo:border="none"/>
    </style:style>
    <style:style style:name="Таблица5.C12" style:family="table-cell">
      <style:table-cell-properties style:vertical-align="middle" fo:padding="0.097cm" fo:border="none"/>
    </style:style>
    <style:style style:name="Таблица5.D12" style:family="table-cell">
      <style:table-cell-properties style:vertical-align="middle" fo:padding="0.097cm" fo:border="none"/>
    </style:style>
    <style:style style:name="Таблица5.E12" style:family="table-cell">
      <style:table-cell-properties style:vertical-align="middle" fo:padding="0.097cm" fo:border="none"/>
    </style:style>
    <style:style style:name="Таблица5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6" style:family="table">
      <style:table-properties style:width="9.56cm" table:align="left" style:may-break-between-rows="true"/>
    </style:style>
    <style:style style:name="Таблица6.A" style:family="table-column">
      <style:table-column-properties style:column-width="1.072cm"/>
    </style:style>
    <style:style style:name="Таблица6.B" style:family="table-column">
      <style:table-column-properties style:column-width="2.935cm"/>
    </style:style>
    <style:style style:name="Таблица6.C" style:family="table-column">
      <style:table-column-properties style:column-width="2.436cm"/>
    </style:style>
    <style:style style:name="Таблица6.D" style:family="table-column">
      <style:table-column-properties style:column-width="3.117cm"/>
    </style:style>
    <style:style style:name="Таблица6.A1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6.A2" style:family="table-cell">
      <style:table-cell-properties style:vertical-align="middle" fo:padding="0.097cm" fo:border="none"/>
    </style:style>
    <style:style style:name="Таблица6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7" style:family="table">
      <style:table-properties style:width="6.971cm" table:align="left"/>
    </style:style>
    <style:style style:name="Таблица7.A" style:family="table-column">
      <style:table-column-properties style:column-width="1.072cm"/>
    </style:style>
    <style:style style:name="Таблица7.B" style:family="table-column">
      <style:table-column-properties style:column-width="5.898cm"/>
    </style:style>
    <style:style style:name="Таблица7.A1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7.A2" style:family="table-cell">
      <style:table-cell-properties style:vertical-align="middle" fo:padding="0.097cm" fo:border="none"/>
    </style:style>
    <style:style style:name="Таблица7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" style:family="table">
      <style:table-properties style:width="11.929cm" table:align="left" fo:keep-with-next="auto"/>
    </style:style>
    <style:style style:name="Таблица8.A" style:family="table-column">
      <style:table-column-properties style:column-width="1.833cm"/>
    </style:style>
    <style:style style:name="Таблица8.B" style:family="table-column">
      <style:table-column-properties style:column-width="2.06cm"/>
    </style:style>
    <style:style style:name="Таблица8.C" style:family="table-column">
      <style:table-column-properties style:column-width="8.036cm"/>
    </style:style>
    <style:style style:name="Таблица8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8.A2" style:family="table-cell">
      <style:table-cell-properties style:vertical-align="middle" fo:padding="0.097cm" fo:border="none"/>
    </style:style>
    <style:style style:name="Таблица8.B2" style:family="table-cell">
      <style:table-cell-properties style:vertical-align="middle" fo:padding="0.097cm" fo:border="none"/>
    </style:style>
    <style:style style:name="Таблица8.C2" style:family="table-cell">
      <style:table-cell-properties style:vertical-align="middle" fo:padding="0.097cm" fo:border="none"/>
    </style:style>
    <style:style style:name="Таблица8.A3" style:family="table-cell">
      <style:table-cell-properties style:vertical-align="middle" fo:padding="0.097cm" fo:border="none"/>
    </style:style>
    <style:style style:name="Таблица8.B3" style:family="table-cell">
      <style:table-cell-properties style:vertical-align="middle" fo:padding="0.097cm" fo:border="none"/>
    </style:style>
    <style:style style:name="Таблица8.C3" style:family="table-cell">
      <style:table-cell-properties style:vertical-align="middle" fo:padding="0.097cm" fo:border="none"/>
    </style:style>
    <style:style style:name="Таблица8.A4" style:family="table-cell">
      <style:table-cell-properties style:vertical-align="middle" fo:padding="0.097cm" fo:border="none"/>
    </style:style>
    <style:style style:name="Таблица8.B4" style:family="table-cell">
      <style:table-cell-properties style:vertical-align="middle" fo:padding="0.097cm" fo:border="none"/>
    </style:style>
    <style:style style:name="Таблица8.C4" style:family="table-cell">
      <style:table-cell-properties style:vertical-align="middle" fo:padding="0.097cm" fo:border="none"/>
    </style:style>
    <style:style style:name="Таблица8.A5" style:family="table-cell">
      <style:table-cell-properties style:vertical-align="middle" fo:padding="0.097cm" fo:border="none"/>
    </style:style>
    <style:style style:name="Таблица8.B5" style:family="table-cell">
      <style:table-cell-properties style:vertical-align="middle" fo:padding="0.097cm" fo:border="none"/>
    </style:style>
    <style:style style:name="Таблица8.C5" style:family="table-cell">
      <style:table-cell-properties style:vertical-align="middle" fo:padding="0.097cm" fo:border="none"/>
    </style:style>
    <style:style style:name="Таблица8.A6" style:family="table-cell">
      <style:table-cell-properties style:vertical-align="middle" fo:padding="0.097cm" fo:border="none"/>
    </style:style>
    <style:style style:name="Таблица8.B6" style:family="table-cell">
      <style:table-cell-properties style:vertical-align="middle" fo:padding="0.097cm" fo:border="none"/>
    </style:style>
    <style:style style:name="Таблица8.C6" style:family="table-cell">
      <style:table-cell-properties style:vertical-align="middle" fo:padding="0.097cm" fo:border="none"/>
    </style:style>
    <style:style style:name="Таблица8.A7" style:family="table-cell">
      <style:table-cell-properties style:vertical-align="middle" fo:padding="0.097cm" fo:border="none"/>
    </style:style>
    <style:style style:name="Таблица8.B7" style:family="table-cell">
      <style:table-cell-properties style:vertical-align="middle" fo:padding="0.097cm" fo:border="none"/>
    </style:style>
    <style:style style:name="Таблица8.C7" style:family="table-cell">
      <style:table-cell-properties style:vertical-align="middle" fo:padding="0.097cm" fo:border="none"/>
    </style:style>
    <style:style style:name="Таблица8.A8" style:family="table-cell">
      <style:table-cell-properties style:vertical-align="middle" fo:padding="0.097cm" fo:border="none"/>
    </style:style>
    <style:style style:name="Таблица8.B8" style:family="table-cell">
      <style:table-cell-properties style:vertical-align="middle" fo:padding="0.097cm" fo:border="none"/>
    </style:style>
    <style:style style:name="Таблица8.C8" style:family="table-cell">
      <style:table-cell-properties style:vertical-align="middle" fo:padding="0.097cm" fo:border="none"/>
    </style:style>
    <style:style style:name="Таблица8.A9" style:family="table-cell">
      <style:table-cell-properties style:vertical-align="middle" fo:padding="0.097cm" fo:border="none"/>
    </style:style>
    <style:style style:name="Таблица8.B9" style:family="table-cell">
      <style:table-cell-properties style:vertical-align="middle" fo:padding="0.097cm" fo:border="none"/>
    </style:style>
    <style:style style:name="Таблица8.C9" style:family="table-cell">
      <style:table-cell-properties style:vertical-align="middle" fo:padding="0.097cm" fo:border="none"/>
    </style:style>
    <style:style style:name="Таблица8.A10" style:family="table-cell">
      <style:table-cell-properties style:vertical-align="middle" fo:padding="0.097cm" fo:border="none"/>
    </style:style>
    <style:style style:name="Таблица8.B10" style:family="table-cell">
      <style:table-cell-properties style:vertical-align="middle" fo:padding="0.097cm" fo:border="none"/>
    </style:style>
    <style:style style:name="Таблица8.C10" style:family="table-cell">
      <style:table-cell-properties style:vertical-align="middle" fo:padding="0.097cm" fo:border="none"/>
    </style:style>
    <style:style style:name="Таблица8.A11" style:family="table-cell">
      <style:table-cell-properties style:vertical-align="middle" fo:padding="0.097cm" fo:border="none"/>
    </style:style>
    <style:style style:name="Таблица8.B11" style:family="table-cell">
      <style:table-cell-properties style:vertical-align="middle" fo:padding="0.097cm" fo:border="none"/>
    </style:style>
    <style:style style:name="Таблица8.C11" style:family="table-cell">
      <style:table-cell-properties style:vertical-align="middle" fo:padding="0.097cm" fo:border="none"/>
    </style:style>
    <style:style style:name="Таблица8.A12" style:family="table-cell">
      <style:table-cell-properties style:vertical-align="middle" fo:padding="0.097cm" fo:border="none"/>
    </style:style>
    <style:style style:name="Таблица8.B12" style:family="table-cell">
      <style:table-cell-properties style:vertical-align="middle" fo:padding="0.097cm" fo:border="none"/>
    </style:style>
    <style:style style:name="Таблица8.C12" style:family="table-cell">
      <style:table-cell-properties style:vertical-align="middle" fo:padding="0.097cm" fo:border="none"/>
    </style:style>
    <style:style style:name="Таблица8.A13" style:family="table-cell">
      <style:table-cell-properties style:vertical-align="middle" fo:padding="0.097cm" fo:border="none"/>
    </style:style>
    <style:style style:name="Таблица8.B13" style:family="table-cell">
      <style:table-cell-properties style:vertical-align="middle" fo:padding="0.097cm" fo:border="none"/>
    </style:style>
    <style:style style:name="Таблица8.C13" style:family="table-cell">
      <style:table-cell-properties style:vertical-align="middle" fo:padding="0.097cm" fo:border="none"/>
    </style:style>
    <style:style style:name="Таблица8.A14" style:family="table-cell">
      <style:table-cell-properties style:vertical-align="middle" fo:padding="0.097cm" fo:border="none"/>
    </style:style>
    <style:style style:name="Таблица8.B14" style:family="table-cell">
      <style:table-cell-properties style:vertical-align="middle" fo:padding="0.097cm" fo:border="none"/>
    </style:style>
    <style:style style:name="Таблица8.C14" style:family="table-cell">
      <style:table-cell-properties style:vertical-align="middle" fo:padding="0.097cm" fo:border="none"/>
    </style:style>
    <style:style style:name="Таблица8.A15" style:family="table-cell">
      <style:table-cell-properties style:vertical-align="middle" fo:padding="0.097cm" fo:border="none"/>
    </style:style>
    <style:style style:name="Таблица8.B15" style:family="table-cell">
      <style:table-cell-properties style:vertical-align="middle" fo:padding="0.097cm" fo:border="none"/>
    </style:style>
    <style:style style:name="Таблица8.C15" style:family="table-cell">
      <style:table-cell-properties style:vertical-align="middle" fo:padding="0.097cm" fo:border="none"/>
    </style:style>
    <style:style style:name="Таблица8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.B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.C16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7pt" fo:font-weight="bold" officeooo:rsid="001126b1" officeooo:paragraph-rsid="000e8cf3" style:font-size-asian="17pt" style:font-weight-asian="bold" style:font-name-complex="Courier New" style:font-size-complex="17pt" style:font-weight-complex="bold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2pt" fo:font-weight="bold" officeooo:rsid="00428234" officeooo:paragraph-rsid="000e8cf3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7" style:family="paragraph" style:parent-style-name="Standard">
      <style:text-properties officeooo:rsid="0012546f" officeooo:paragraph-rsid="000e8cf3"/>
    </style:style>
    <style:style style:name="P8" style:family="paragraph" style:parent-style-name="Standard">
      <style:paragraph-properties fo:text-align="start" style:justify-single-word="false"/>
      <style:text-properties officeooo:rsid="0015a994" officeooo:paragraph-rsid="000e8cf3"/>
    </style:style>
    <style:style style:name="P9" style:family="paragraph" style:parent-style-name="Standard">
      <style:text-properties officeooo:rsid="0015a994" officeooo:paragraph-rsid="000e8cf3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5d96d" officeooo:paragraph-rsid="000e8cf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32347d" officeooo:paragraph-rsid="000e8cf3" style:font-weight-asian="normal" style:font-weight-complex="normal"/>
    </style:style>
    <style:style style:name="P12" style:family="paragraph" style:parent-style-name="Standard">
      <style:text-properties fo:font-weight="normal" officeooo:rsid="00161c89" officeooo:paragraph-rsid="000e8cf3" style:font-weight-asian="normal" style:font-weight-complex="normal"/>
    </style:style>
    <style:style style:name="P13" style:family="paragraph" style:parent-style-name="Standard">
      <style:text-properties fo:font-weight="normal" officeooo:rsid="001ea135" officeooo:paragraph-rsid="000e8cf3" style:font-weight-asian="normal" style:font-weight-complex="normal"/>
    </style:style>
    <style:style style:name="P14" style:family="paragraph" style:parent-style-name="Standard">
      <style:text-properties fo:font-weight="normal" officeooo:rsid="0016cb03" officeooo:paragraph-rsid="000e8cf3" style:font-weight-asian="normal" style:font-weight-complex="normal"/>
    </style:style>
    <style:style style:name="P15" style:family="paragraph" style:parent-style-name="Standard">
      <style:text-properties fo:font-weight="normal" officeooo:rsid="0017f4f8" officeooo:paragraph-rsid="000e8cf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17" style:family="paragraph" style:parent-style-name="Standard">
      <style:text-properties officeooo:paragraph-rsid="000e8cf3"/>
    </style:style>
    <style:style style:name="P18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4cm" fo:margin-bottom="0.199cm" style:contextual-spacing="false"/>
      <style:text-properties officeooo:paragraph-rsid="000e8cf3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5a994" officeooo:paragraph-rsid="000e8cf3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0f84f" officeooo:paragraph-rsid="000e8cf3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5788b" officeooo:paragraph-rsid="000e8cf3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15c6e5" officeooo:paragraph-rsid="000e8cf3"/>
    </style:style>
    <style:style style:name="P24" style:family="paragraph" style:parent-style-name="Table_20_Contents">
      <style:paragraph-properties fo:text-align="center" style:justify-single-word="false"/>
      <style:text-properties officeooo:rsid="0017274a" officeooo:paragraph-rsid="000e8cf3"/>
    </style:style>
    <style:style style:name="P25" style:family="paragraph" style:parent-style-name="Table_20_Contents">
      <style:paragraph-properties fo:text-align="center" style:justify-single-word="false"/>
      <style:text-properties officeooo:paragraph-rsid="000e8cf3"/>
    </style:style>
    <style:style style:name="P26" style:family="paragraph" style:parent-style-name="Table_20_Contents">
      <style:paragraph-properties fo:text-align="center" style:justify-single-word="false"/>
      <style:text-properties officeooo:rsid="00191c4f" officeooo:paragraph-rsid="000e8cf3"/>
    </style:style>
    <style:style style:name="P27" style:family="paragraph" style:parent-style-name="Table_20_Contents">
      <style:paragraph-properties fo:text-align="center" style:justify-single-word="false"/>
      <style:text-properties officeooo:rsid="001a95b9" officeooo:paragraph-rsid="000e8cf3"/>
    </style:style>
    <style:style style:name="P28" style:family="paragraph" style:parent-style-name="Table_20_Contents">
      <style:paragraph-properties fo:text-align="center" style:justify-single-word="false"/>
      <style:text-properties officeooo:rsid="00279dad" officeooo:paragraph-rsid="000e8cf3"/>
    </style:style>
    <style:style style:name="P29" style:family="paragraph" style:parent-style-name="Table_20_Contents">
      <style:text-properties officeooo:rsid="003aaa39" officeooo:paragraph-rsid="000e8cf3"/>
    </style:style>
    <style:style style:name="P30" style:family="paragraph" style:parent-style-name="Table_20_Contents">
      <style:text-properties officeooo:rsid="003def52" officeooo:paragraph-rsid="000e8cf3"/>
    </style:style>
    <style:style style:name="P31" style:family="paragraph" style:parent-style-name="Table_20_Contents">
      <style:text-properties officeooo:rsid="003c2f28" officeooo:paragraph-rsid="000e8cf3"/>
    </style:style>
    <style:style style:name="P32" style:family="paragraph" style:parent-style-name="Table_20_Contents">
      <style:paragraph-properties fo:text-align="center" style:justify-single-word="false"/>
      <style:text-properties officeooo:rsid="001da2c7" officeooo:paragraph-rsid="000e8cf3"/>
    </style:style>
    <style:style style:name="P33" style:family="paragraph" style:parent-style-name="Table_20_Contents">
      <style:paragraph-properties fo:text-align="center" style:justify-single-word="false"/>
      <style:text-properties officeooo:rsid="001c768b" officeooo:paragraph-rsid="000e8cf3"/>
    </style:style>
    <style:style style:name="P34" style:family="paragraph" style:parent-style-name="Table_20_Contents">
      <style:paragraph-properties fo:text-align="center" style:justify-single-word="false"/>
      <style:text-properties officeooo:rsid="001e79ae" officeooo:paragraph-rsid="000e8cf3"/>
    </style:style>
    <style:style style:name="P35" style:family="paragraph" style:parent-style-name="Table_20_Contents">
      <style:paragraph-properties fo:text-align="center" style:justify-single-word="false"/>
      <style:text-properties officeooo:rsid="0020f84f" officeooo:paragraph-rsid="000e8cf3"/>
    </style:style>
    <style:style style:name="P36" style:family="paragraph" style:parent-style-name="Table_20_Contents">
      <style:paragraph-properties fo:text-align="center" style:justify-single-word="false"/>
      <style:text-properties officeooo:rsid="00215830" officeooo:paragraph-rsid="000e8cf3"/>
    </style:style>
    <style:style style:name="P37" style:family="paragraph" style:parent-style-name="Table_20_Contents">
      <style:paragraph-properties fo:text-align="center" style:justify-single-word="false"/>
      <style:text-properties officeooo:rsid="0023608b" officeooo:paragraph-rsid="000e8cf3"/>
    </style:style>
    <style:style style:name="P38" style:family="paragraph" style:parent-style-name="Table_20_Contents">
      <style:paragraph-properties fo:text-align="center" style:justify-single-word="false"/>
      <style:text-properties officeooo:rsid="002532d4" officeooo:paragraph-rsid="000e8cf3"/>
    </style:style>
    <style:style style:name="P39" style:family="paragraph" style:parent-style-name="Table_20_Contents">
      <style:paragraph-properties fo:text-align="center" style:justify-single-word="false"/>
      <style:text-properties officeooo:rsid="002214e8" officeooo:paragraph-rsid="000e8cf3"/>
    </style:style>
    <style:style style:name="P40" style:family="paragraph" style:parent-style-name="Table_20_Contents">
      <style:paragraph-properties fo:text-align="start" style:justify-single-word="false"/>
      <style:text-properties officeooo:rsid="002c80d4" officeooo:paragraph-rsid="000e8cf3"/>
    </style:style>
    <style:style style:name="P41" style:family="paragraph" style:parent-style-name="Table_20_Contents">
      <style:paragraph-properties fo:text-align="start" style:justify-single-word="false"/>
      <style:text-properties officeooo:paragraph-rsid="000e8cf3"/>
    </style:style>
    <style:style style:name="P42" style:family="paragraph" style:parent-style-name="Table_20_Contents">
      <style:paragraph-properties fo:text-align="start" style:justify-single-word="false"/>
      <style:text-properties officeooo:rsid="0032347d" officeooo:paragraph-rsid="000e8cf3"/>
    </style:style>
    <style:style style:name="P43" style:family="paragraph" style:parent-style-name="Table_20_Contents">
      <style:paragraph-properties fo:text-align="center" style:justify-single-word="false"/>
      <style:text-properties fo:font-style="normal" fo:font-weight="bold" officeooo:rsid="0020eba2" officeooo:paragraph-rsid="000e8cf3" style:font-style-asian="normal" style:font-weight-asian="bold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officeooo:rsid="0020eba2" officeooo:paragraph-rsid="000e8cf3"/>
    </style:style>
    <style:style style:name="P45" style:family="paragraph" style:parent-style-name="Table_20_Contents">
      <style:paragraph-properties fo:text-align="center" style:justify-single-word="false"/>
      <style:text-properties officeooo:rsid="00245b85" officeooo:paragraph-rsid="000e8cf3"/>
    </style:style>
    <style:style style:name="P46" style:family="paragraph" style:parent-style-name="Table_20_Contents">
      <style:text-properties officeooo:rsid="00245b85" officeooo:paragraph-rsid="000e8cf3"/>
    </style:style>
    <style:style style:name="P47" style:family="paragraph" style:parent-style-name="Table_20_Contents">
      <style:paragraph-properties fo:text-align="center" style:justify-single-word="false"/>
      <style:text-properties officeooo:rsid="0025c851" officeooo:paragraph-rsid="000e8cf3"/>
    </style:style>
    <style:style style:name="P48" style:family="paragraph" style:parent-style-name="Table_20_Contents">
      <style:text-properties officeooo:rsid="0025c851" officeooo:paragraph-rsid="000e8cf3"/>
    </style:style>
    <style:style style:name="P49" style:family="paragraph" style:parent-style-name="Table_20_Contents">
      <style:paragraph-properties fo:text-align="center" style:justify-single-word="false"/>
      <style:text-properties officeooo:rsid="0021c5f6" officeooo:paragraph-rsid="000e8cf3"/>
    </style:style>
    <style:style style:name="P50" style:family="paragraph" style:parent-style-name="Table_20_Contents">
      <style:paragraph-properties fo:text-align="center" style:justify-single-word="false"/>
      <style:text-properties officeooo:rsid="0022fb9b" officeooo:paragraph-rsid="000e8cf3"/>
    </style:style>
    <style:style style:name="P51" style:family="paragraph" style:parent-style-name="Table_20_Contents">
      <style:paragraph-properties fo:text-align="center" style:justify-single-word="false"/>
      <style:text-properties officeooo:rsid="002a1bf1" officeooo:paragraph-rsid="000e8cf3"/>
    </style:style>
    <style:style style:name="P52" style:family="paragraph" style:parent-style-name="Table_20_Contents">
      <style:text-properties officeooo:rsid="002a1bf1" officeooo:paragraph-rsid="000e8cf3"/>
    </style:style>
    <style:style style:name="P53" style:family="paragraph" style:parent-style-name="Table_20_Contents">
      <style:text-properties officeooo:paragraph-rsid="000e8cf3"/>
    </style:style>
    <style:style style:name="P54" style:family="paragraph" style:parent-style-name="Footnote">
      <style:text-properties officeooo:rsid="0028b033" officeooo:paragraph-rsid="0028b033"/>
    </style:style>
    <style:style style:name="P55" style:family="paragraph" style:parent-style-name="Standard">
      <style:text-properties fo:font-weight="normal" officeooo:rsid="001ea135" officeooo:paragraph-rsid="000e8cf3" style:font-weight-asian="normal" style:font-weight-complex="normal"/>
    </style:style>
    <style:style style:name="P56" style:family="paragraph" style:parent-style-name="Standard">
      <style:text-properties fo:font-weight="normal" officeooo:rsid="001ea135" officeooo:paragraph-rsid="001aa4e1" style:font-weight-asian="normal" style:font-weight-complex="normal"/>
    </style:style>
    <style:style style:name="P57" style:family="paragraph" style:parent-style-name="Standard">
      <style:text-properties fo:font-weight="normal" officeooo:rsid="001ea135" officeooo:paragraph-rsid="001c98ac" style:font-weight-asian="normal" style:font-weight-complex="normal"/>
    </style:style>
    <style:style style:name="P58" style:family="paragraph" style:parent-style-name="Standard">
      <style:text-properties fo:font-weight="normal" officeooo:rsid="001ea135" officeooo:paragraph-rsid="002541a0" style:font-weight-asian="normal" style:font-weight-complex="normal"/>
    </style:style>
    <style:style style:name="P59" style:family="paragraph" style:parent-style-name="Standard">
      <style:text-properties fo:font-weight="normal" officeooo:rsid="001ea135" officeooo:paragraph-rsid="0027d221" style:font-weight-asian="normal" style:font-weight-complex="normal"/>
    </style:style>
    <style:style style:name="P60" style:family="paragraph" style:parent-style-name="Standard">
      <style:text-properties fo:font-weight="normal" officeooo:rsid="00161c89" officeooo:paragraph-rsid="000e8cf3" style:font-weight-asian="normal" style:font-weight-complex="normal"/>
    </style:style>
    <style:style style:name="P61" style:family="paragraph" style:parent-style-name="Text_20_body">
      <style:text-properties officeooo:paragraph-rsid="0029524f"/>
    </style:style>
    <style:style style:name="P62" style:family="paragraph" style:parent-style-name="Heading_20_1">
      <style:text-properties officeooo:paragraph-rsid="000e8cf3"/>
    </style:style>
    <style:style style:name="P63" style:family="paragraph" style:parent-style-name="Heading_20_2">
      <style:text-properties fo:font-weight="bold" officeooo:rsid="0012546f" officeooo:paragraph-rsid="000e8cf3" style:font-weight-asian="bold" style:font-weight-complex="bold"/>
    </style:style>
    <style:style style:name="P64" style:family="paragraph" style:parent-style-name="Heading_20_2">
      <style:text-properties fo:font-weight="bold" officeooo:rsid="00161c89" officeooo:paragraph-rsid="000e8cf3" style:font-weight-asian="bold" style:font-weight-complex="bold"/>
    </style:style>
    <style:style style:name="P65" style:family="paragraph" style:parent-style-name="Heading_20_2">
      <style:text-properties fo:font-weight="bold" officeooo:rsid="0016cb03" officeooo:paragraph-rsid="000e8cf3" style:font-weight-asian="bold" style:font-weight-complex="bold"/>
    </style:style>
    <style:style style:name="P66" style:family="paragraph" style:parent-style-name="Heading_20_2">
      <style:text-properties fo:font-weight="bold" officeooo:rsid="0017f4f8" officeooo:paragraph-rsid="000e8cf3" style:font-weight-asian="bold" style:font-weight-complex="bold"/>
    </style:style>
    <style:style style:name="P67" style:family="paragraph" style:parent-style-name="Heading_20_2">
      <style:text-properties officeooo:paragraph-rsid="000e8cf3"/>
    </style:style>
    <style:style style:name="P68" style:family="paragraph" style:parent-style-name="Heading_20_2">
      <style:text-properties officeooo:rsid="00623486" officeooo:paragraph-rsid="000e8cf3"/>
    </style:style>
    <style:style style:name="P69" style:family="paragraph" style:parent-style-name="Heading_20_2">
      <style:text-properties officeooo:paragraph-rsid="0029524f"/>
    </style:style>
    <style:style style:name="P70" style:family="paragraph" style:parent-style-name="Table_20_Contents">
      <style:paragraph-properties fo:text-align="center" style:justify-single-word="false"/>
      <style:text-properties officeooo:rsid="0025c851" officeooo:paragraph-rsid="0010c05d"/>
    </style:style>
    <style:style style:name="P71" style:family="paragraph" style:parent-style-name="Table_20_Contents">
      <style:text-properties officeooo:rsid="0025c851" officeooo:paragraph-rsid="0010c05d"/>
    </style:style>
    <style:style style:name="P72" style:family="paragraph" style:parent-style-name="Table_20_Contents">
      <style:paragraph-properties fo:text-align="center" style:justify-single-word="false"/>
      <style:text-properties officeooo:rsid="0021c5f6" officeooo:paragraph-rsid="0010c05d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officeooo:rsid="0051db22"/>
    </style:style>
    <style:style style:name="T5" style:family="text">
      <style:text-properties officeooo:rsid="00532ea3"/>
    </style:style>
    <style:style style:name="T6" style:family="text">
      <style:text-properties fo:color="#ff3366"/>
    </style:style>
    <style:style style:name="T7" style:family="text">
      <style:text-properties fo:color="#ff3366" officeooo:rsid="00461444"/>
    </style:style>
    <style:style style:name="T8" style:family="text">
      <style:text-properties fo:color="#ff3366" officeooo:rsid="004a82ba"/>
    </style:style>
    <style:style style:name="T9" style:family="text">
      <style:text-properties fo:color="#00ae00"/>
    </style:style>
    <style:style style:name="T10" style:family="text">
      <style:text-properties fo:color="#00ae00" officeooo:rsid="00473854"/>
    </style:style>
    <style:style style:name="T11" style:family="text">
      <style:text-properties officeooo:rsid="00473854"/>
    </style:style>
    <style:style style:name="T12" style:family="text">
      <style:text-properties officeooo:rsid="00461444"/>
    </style:style>
    <style:style style:name="T13" style:family="text">
      <style:text-properties officeooo:rsid="00465441"/>
    </style:style>
    <style:style style:name="T14" style:family="text">
      <style:text-properties officeooo:rsid="0049dc04" style:font-name-complex="Arial2"/>
    </style:style>
    <style:style style:name="T15" style:family="text">
      <style:text-properties officeooo:rsid="0049dc04" style:font-name-complex="Times New Roman1"/>
    </style:style>
    <style:style style:name="T16" style:family="text">
      <style:text-properties officeooo:rsid="004dbeee" style:font-name-complex="Times New Roman1"/>
    </style:style>
    <style:style style:name="T17" style:family="text">
      <style:text-properties officeooo:rsid="004a82ba"/>
    </style:style>
    <style:style style:name="T18" style:family="text">
      <style:text-properties officeooo:rsid="004be36f"/>
    </style:style>
    <style:style style:name="T19" style:family="text">
      <style:text-properties officeooo:rsid="004dbeee"/>
    </style:style>
    <style:style style:name="T20" style:family="text">
      <style:text-properties officeooo:rsid="0012546f"/>
    </style:style>
    <style:style style:name="T21" style:family="text">
      <style:text-properties officeooo:rsid="001995bf"/>
    </style:style>
    <style:style style:name="T22" style:family="text">
      <style:text-properties officeooo:rsid="001a0416"/>
    </style:style>
    <style:style style:name="T23" style:family="text">
      <style:text-properties officeooo:rsid="0031c152"/>
    </style:style>
    <style:style style:name="T24" style:family="text">
      <style:text-properties officeooo:rsid="00324376"/>
    </style:style>
    <style:style style:name="T25" style:family="text">
      <style:text-properties fo:font-weight="normal" officeooo:rsid="001f9d33" style:font-weight-asian="normal" style:font-weight-complex="normal"/>
    </style:style>
    <style:style style:name="T26" style:family="text">
      <style:text-properties fo:font-weight="normal" officeooo:rsid="002023dd" style:font-weight-asian="normal" style:font-weight-complex="normal"/>
    </style:style>
    <style:style style:name="T27" style:family="text">
      <style:text-properties fo:font-weight="normal" officeooo:rsid="002ff272" style:font-weight-asian="normal" style:font-weight-complex="normal"/>
    </style:style>
    <style:style style:name="T28" style:family="text">
      <style:text-properties fo:font-weight="normal" officeooo:rsid="003fcf9c" style:font-weight-asian="normal" style:font-weight-complex="normal"/>
    </style:style>
    <style:style style:name="T29" style:family="text">
      <style:text-properties fo:font-weight="normal" officeooo:rsid="0017f4f8" style:font-weight-asian="normal" style:font-weight-complex="normal"/>
    </style:style>
    <style:style style:name="T30" style:family="text">
      <style:text-properties fo:font-weight="normal" officeooo:rsid="001f21b6" style:font-weight-asian="normal" style:font-weight-complex="normal"/>
    </style:style>
    <style:style style:name="T31" style:family="text">
      <style:text-properties fo:font-weight="normal" officeooo:rsid="00161c89" style:font-weight-asian="normal" style:font-weight-complex="normal"/>
    </style:style>
    <style:style style:name="T32" style:family="text">
      <style:text-properties officeooo:rsid="001cbdcb"/>
    </style:style>
    <style:style style:name="T33" style:family="text">
      <style:text-properties officeooo:rsid="0015c6e5"/>
    </style:style>
    <style:style style:name="T34" style:family="text">
      <style:text-properties officeooo:rsid="0017274a"/>
    </style:style>
    <style:style style:name="T35" style:family="text">
      <style:text-properties officeooo:rsid="001a95b9"/>
    </style:style>
    <style:style style:name="T36" style:family="text">
      <style:text-properties officeooo:rsid="0035229f"/>
    </style:style>
    <style:style style:name="T37" style:family="text">
      <style:text-properties officeooo:rsid="002326f3"/>
    </style:style>
    <style:style style:name="T38" style:family="text">
      <style:text-properties officeooo:rsid="001bcc26"/>
    </style:style>
    <style:style style:name="T39" style:family="text">
      <style:text-properties officeooo:rsid="0030eece"/>
    </style:style>
    <style:style style:name="T40" style:family="text">
      <style:text-properties officeooo:rsid="00237e5a"/>
    </style:style>
    <style:style style:name="T41" style:family="text">
      <style:text-properties officeooo:rsid="00267e38"/>
    </style:style>
    <style:style style:name="T42" style:family="text">
      <style:text-properties officeooo:rsid="00300353"/>
    </style:style>
    <style:style style:name="T43" style:family="text">
      <style:text-properties officeooo:rsid="002da4f0"/>
    </style:style>
    <style:style style:name="T44" style:family="text">
      <style:text-properties officeooo:rsid="00279dad"/>
    </style:style>
    <style:style style:name="T45" style:family="text">
      <style:text-properties officeooo:rsid="00297c7f"/>
    </style:style>
    <style:style style:name="T46" style:family="text">
      <style:text-properties officeooo:rsid="002b336b"/>
    </style:style>
    <style:style style:name="T47" style:family="text">
      <style:text-properties officeooo:rsid="002e952a"/>
    </style:style>
    <style:style style:name="T48" style:family="text">
      <style:text-properties officeooo:rsid="002b4870"/>
    </style:style>
    <style:style style:name="T49" style:family="text">
      <style:text-properties officeooo:rsid="0034e76c"/>
    </style:style>
    <style:style style:name="T50" style:family="text">
      <style:text-properties officeooo:rsid="003b80eb"/>
    </style:style>
    <style:style style:name="T51" style:family="text">
      <style:text-properties officeooo:rsid="0036be70"/>
    </style:style>
    <style:style style:name="T52" style:family="text">
      <style:text-properties officeooo:rsid="00380816"/>
    </style:style>
    <style:style style:name="T53" style:family="text">
      <style:text-properties officeooo:rsid="00398c3a"/>
    </style:style>
    <style:style style:name="T54" style:family="text">
      <style:text-properties officeooo:rsid="003def52"/>
    </style:style>
    <style:style style:name="T55" style:family="text">
      <style:text-properties officeooo:rsid="003efc45"/>
    </style:style>
    <style:style style:name="T56" style:family="text">
      <style:text-properties officeooo:rsid="00623486"/>
    </style:style>
    <style:style style:name="T57" style:family="text">
      <style:text-properties officeooo:rsid="00665c8c"/>
    </style:style>
    <style:style style:name="T58" style:family="text">
      <style:text-properties officeooo:rsid="0062a37f"/>
    </style:style>
    <style:style style:name="T59" style:family="text">
      <style:text-properties officeooo:rsid="0026edbc"/>
    </style:style>
    <style:style style:name="T60" style:family="text">
      <style:text-properties officeooo:rsid="0070f8de"/>
    </style:style>
    <style:style style:name="T61" style:family="text">
      <style:text-properties officeooo:rsid="007260ad"/>
    </style:style>
    <style:style style:name="T62" style:family="text">
      <style:text-properties officeooo:rsid="00238004"/>
    </style:style>
    <style:style style:name="T63" style:family="text">
      <style:text-properties officeooo:rsid="002532d4"/>
    </style:style>
    <style:style style:name="T64" style:family="text">
      <style:text-properties officeooo:rsid="0027a697"/>
    </style:style>
    <style:style style:name="T65" style:family="text">
      <style:text-properties officeooo:rsid="0028b033"/>
    </style:style>
    <style:style style:name="T66" style:family="text">
      <style:text-properties officeooo:rsid="002a58c7"/>
    </style:style>
    <style:style style:name="T67" style:family="text">
      <style:text-properties officeooo:rsid="002aa52a"/>
    </style:style>
    <style:style style:name="T68" style:family="text">
      <style:text-properties officeooo:rsid="002e560a"/>
    </style:style>
    <style:style style:name="T69" style:family="text">
      <style:text-properties officeooo:rsid="0035c7d1"/>
    </style:style>
    <style:style style:name="T70" style:family="text">
      <style:text-properties officeooo:rsid="00360e5e"/>
    </style:style>
    <style:style style:name="T71" style:family="text">
      <style:text-properties officeooo:rsid="0037ee52"/>
    </style:style>
    <style:style style:name="T72" style:family="text">
      <style:text-properties officeooo:rsid="002f6ea4"/>
    </style:style>
    <style:style style:name="T73" style:family="text">
      <style:text-properties officeooo:rsid="002ee0ee"/>
    </style:style>
    <style:style style:name="T74" style:family="text">
      <style:text-properties officeooo:rsid="002f628a"/>
    </style:style>
    <style:style style:name="T75" style:family="text">
      <style:text-properties officeooo:rsid="00161c89"/>
    </style:style>
    <style:style style:name="T76" style:family="text">
      <style:text-properties officeooo:rsid="001bfb69"/>
    </style:style>
    <style:style style:name="T77" style:family="text">
      <style:text-properties officeooo:rsid="0033db22"/>
    </style:style>
    <style:style style:name="T78" style:family="text">
      <style:text-properties officeooo:rsid="0016cb03"/>
    </style:style>
    <style:style style:name="T79" style:family="text">
      <style:text-properties officeooo:rsid="001c71f0"/>
    </style:style>
    <style:style style:name="T80" style:family="text">
      <style:text-properties style:font-name="Arial1" officeooo:rsid="005e8aca" style:font-name-complex="Lohit Hindi1"/>
    </style:style>
    <style:style style:name="T81" style:family="text">
      <style:text-properties officeooo:rsid="001f21b6"/>
    </style:style>
    <style:style style:name="T82" style:family="text">
      <style:text-properties officeooo:rsid="00354fde"/>
    </style:style>
    <style:style style:name="T83" style:family="text">
      <style:text-properties fo:font-weight="bold" officeooo:rsid="0017f4f8" style:font-weight-asian="bold" style:font-weight-complex="bold"/>
    </style:style>
    <style:style style:name="T84" style:family="text">
      <style:text-properties officeooo:rsid="001fe5d2"/>
    </style:style>
    <style:style style:name="T85" style:family="text">
      <style:text-properties officeooo:rsid="00236c77"/>
    </style:style>
    <style:style style:name="T86" style:family="text">
      <style:text-properties officeooo:rsid="0028e0bf"/>
    </style:style>
    <style:style style:name="T87" style:family="text">
      <style:text-properties officeooo:rsid="0010c05d"/>
    </style:style>
    <style:style style:name="T88" style:family="text">
      <style:text-properties officeooo:rsid="0016d89f"/>
    </style:style>
    <style:style style:name="T89" style:family="text">
      <style:text-properties officeooo:rsid="0018b50b"/>
    </style:style>
    <style:style style:name="T90" style:family="text">
      <style:text-properties officeooo:rsid="001aa4e1"/>
    </style:style>
    <style:style style:name="T91" style:family="text">
      <style:text-properties officeooo:rsid="001c98ac"/>
    </style:style>
    <style:style style:name="T92" style:family="text">
      <style:text-properties officeooo:rsid="001dc25e"/>
    </style:style>
    <style:style style:name="T93" style:family="text">
      <style:text-properties officeooo:rsid="001fd85b"/>
    </style:style>
    <style:style style:name="T94" style:family="text">
      <style:text-properties officeooo:rsid="0021c964"/>
    </style:style>
    <style:style style:name="T95" style:family="text">
      <style:text-properties officeooo:rsid="002304bf"/>
    </style:style>
    <style:style style:name="T96" style:family="text">
      <style:text-properties officeooo:rsid="00235a00"/>
    </style:style>
    <style:style style:name="T97" style:family="text">
      <style:text-properties officeooo:rsid="002541a0"/>
    </style:style>
    <style:style style:name="T98" style:family="text">
      <style:text-properties officeooo:rsid="0025ef8d"/>
    </style:style>
    <style:style style:name="T99" style:family="text">
      <style:text-properties officeooo:rsid="0027d221"/>
    </style:style>
    <style:style style:name="T100" style:family="text">
      <style:text-properties officeooo:rsid="002952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سم <text:span text:style-name="T6">الله</text:span> <text:span text:style-name="T9">الرحمن الرحيم</text:span></text:p>
      <text:p text:style-name="P3">سلام عليكم</text:p>
      <text:p text:style-name="P4"/>
      <text:p text:style-name="P5">قال <text:span text:style-name="T6">الله</text:span> <text:span text:style-name="T10">تعالي</text:span> ف<text:span text:style-name="T11">ي</text:span> كتاب<text:span text:style-name="T6">ه</text:span> <text:span text:style-name="T11">ال</text:span>كريم</text:p>
      <text:p text:style-name="P6"><text:span text:style-name="T12">و قل </text:span><text:span text:style-name="T7">رب</text:span><text:span text:style-name="T12"> زدني علما –</text:span><text:span text:style-name="T13"> طه, </text:span><text:span text:style-name="T15">۱۱</text:span><text:span text:style-name="T14">٤</text:span><text:span text:style-name="T15"> ...</text:span></text:p>
      <text:p text:style-name="P5"><text:span text:style-name="T17">انا أنزل</text:span><text:span text:style-name="T8">ن</text:span><text:span text:style-name="T17">اه قرآنا عربيا </text:span><text:span text:style-name="T18">لعلكم تعقلون –</text:span><text:span text:style-name="T19"> يوسف, </text:span><text:span text:style-name="T16">٢</text:span></text:p>
      <text:p text:style-name="P18">Грамматика. Справочник. Часть 1</text:p>
      <text:h text:style-name="P62" text:outline-level="1">Предложения</text:h>
      <text:h text:style-name="P63" text:outline-level="2">Именные</text:h>
      <text:p text:style-name="P17"><text:span text:style-name="T20">Сказуемое выражено именем. Особенность — в настоящем времени глагол-связка отсутствует, а пред</text:span><text:span text:style-name="T21">и</text:span><text:span text:style-name="T20">кативность выражается:</text:span></text:p>
      <text:p text:style-name="P17"><text:span text:style-name="Пункт"><text:span text:style-name="T20">порядком</text:span></text:span><text:span text:style-name="T20"> слов (сначала подлежащее, а затем сказуемое);</text:span></text:p>
      <text:p text:style-name="P17"><text:span text:style-name="Пункт"><text:span text:style-name="T20">разобщенностью</text:span></text:span><text:span text:style-name="T20"> подлежащего и сказуемого в состоянии (первое, как правило, в определенном состоянии, второе - в неопределенном);</text:span></text:p>
      <text:p text:style-name="P17"><text:span text:style-name="Пункт"><text:span text:style-name="T20">интонацией</text:span></text:span><text:span text:style-name="T20"> (повышением на подлежащем, понижением на сказуемом).</text:span></text:p>
      <text:p text:style-name="P17"><text:span text:style-name="T20">Сказуемое согласуется (за исключением некоторых случаев) с подлежащим в роде, числе и пад</text:span><text:span text:style-name="T21">е</text:span><text:span text:style-name="T20">же.</text:span></text:p>
      <text:p text:style-name="P7">В некоторых случаях сказуемое может быть в определенном состоянии. Тогда, для разделения подлежащего и сказуемого, используется так называемое <text:span text:style-name="Акцент">разделительное местоимение</text:span> — местоимение 3-го лица, которое ставится между ними, согласуясь с подлежащим в роде и числе.</text:p>
      <text:h text:style-name="P63" text:outline-level="2">Простые именные распространенные</text:h>
      <text:p text:style-name="P7">Помимо главных присутствуют также второстепенные члены. Характерен следующий порядок: <text:span text:style-name="Акцент">подлежащее + определения при подлежащем + сказуемое + определения при сказуемом</text:span>.</text:p>
      <text:p text:style-name="P17"><text:span text:style-name="T20">В предложениях, в которых роль сказуемого выполняет имя существительное с предлогом, порядок слов зависит от состояния подлежащего. Если подлежащее определено, то оно ставится на первое место, если </text:span><text:span text:style-name="T22">не определено</text:span><text:span text:style-name="T20">, то после сказуемого.</text:span></text:p>
      <text:h text:style-name="P63" text:outline-level="2">Вопросительные</text:h>
      <text:p text:style-name="P7"><text:span text:style-name="Пункт">Общее</text:span> — требует общего ответа. Строится на основе повествовательных с помощью вопросительных частиц <text:span text:style-name="Арабиййун">أَ</text:span> или <text:span text:style-name="Арабиййун">هَلْ</text:span>, которые соответствуют частице <text:span text:style-name="Акцент">ли</text:span>.</text:p>
      <text:p text:style-name="P7"><text:span text:style-name="Пункт">Специальное</text:span> — требует конкретного ответа. Строится с помощью вопросительных слов, которые ставятся в начале предложения.</text:p>
      <text:p text:style-name="P7"><text:soft-page-break/><text:span text:style-name="Пункт">Альтернативное</text:span>. Строится с помощью двойной вопросительной частицы: <text:span text:style-name="Арабиййун">هَلْ</text:span>, <text:span text:style-name="Арабиййун">أَ</text:span> <text:span text:style-name="T23">—</text:span> в начале предложения и <text:span text:style-name="Арабиййун">أَمْ</text:span>, <text:span text:style-name="Арабиййун">أَوْ</text:span> <text:span text:style-name="T24">—</text:span> перед словом, противопоставляемым в вопросе.</text:p>
      <text:h text:style-name="P63" text:outline-level="2">Глагольные</text:h>
      <text:p text:style-name="P7">Глагол-сказуемое ставится, как правило, на первом месте и в единственном числе, невзирая на число подлежащего.</text:p>
      <text:p text:style-name="P17"><text:span text:style-name="T20">Если глагол-сказуемое стоит </text:span><text:span text:style-name="Акцент">перед</text:span><text:span text:style-name="T20"> по</text:span><text:span text:style-name="T22">д</text:span><text:span text:style-name="T20">лежащим обозначающим лиц мужского рода, то он ставится в мужском роде единственного числа; если </text:span><text:span text:style-name="Акцент">перед</text:span><text:span text:style-name="T20"> подлежащим женского, то — в единственном женского. Если же глагол-сказуемое следует </text:span><text:span text:style-name="Акцент">за</text:span><text:span text:style-name="T20"> подлежащим, обозначающим лиц, то оно полностью с ним согласуется в роде и числе.</text:span></text:p>
      <text:p text:style-name="P7">Если при одном подлежащем единственного или двойственного числа, не обозначающем лиц, имеется одно или несколько сказуемых, то порядок их согласования такой же, как и при подлежащем, обозначающем лиц. Если же подлежащее, не обозначающее лиц, стоит во множественном числе, то сказуемое, вне зависимости от положения, ставится в единственном числе женского рода.</text:p>
      <text:h text:style-name="P62" text:outline-level="1">Время глагола</text:h>
      <text:h text:style-name="P67" text:outline-level="2">Прошедшее</text:h>
      <text:p text:style-name="P8"><text:span text:style-name="T25">Служит для выражения действия, происходившего до момента речи. Четкого видового значения не имеет, поэтому может переводиться как формой совершенного, так и несовершенного вида. </text:span><text:bookmark-start text:name="__DdeLink__178_2072980557"/><text:span text:style-name="T26">Отрицанием служит частица </text:span><text:span text:style-name="Арабиййун"><text:span text:style-name="T26">مَا</text:span></text:span><text:span text:style-name="T26">, которая ставится перед глаголом</text:span><text:bookmark-end text:name="__DdeLink__178_2072980557"/><text:span text:style-name="T26">. </text:span><text:span text:style-name="T32">Точных правил относительно огласовки средней коренной не существует, однако чаще всего фатха обозначает действие, кясра — временное состояние, дамма — постоянное состояние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20"><text:span text:style-name="Заголовок_20_таблицы">Род</text:span></text:p>
            </table:table-cell>
            <table:table-cell table:style-name="Таблица1.A1" office:value-type="string">
              <text:p text:style-name="P20"><text:span text:style-name="Заголовок_20_таблицы">Лицо</text:span></text:p>
            </table:table-cell>
            <table:table-cell table:style-name="Таблица1.A1" office:value-type="string">
              <text:p text:style-name="P20"><text:span text:style-name="Заголовок_20_таблицы">Мн. число</text:span></text:p>
            </table:table-cell>
            <table:table-cell table:style-name="Таблица1.A1" office:value-type="string">
              <text:p text:style-name="P20"><text:span text:style-name="Заголовок_20_таблицы">Дв. число</text:span></text:p>
            </table:table-cell>
            <table:table-cell table:style-name="Таблица1.A1" office:value-type="string">
              <text:p text:style-name="P20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1.A5" office:value-type="string">
            <text:p text:style-name="P23">–</text:p>
          </table:table-cell>
          <table:table-cell table:style-name="Таблица1.B5" office:value-type="string">
            <text:p text:style-name="P23">1-е</text:p>
          </table:table-cell>
          <table:table-cell table:style-name="Таблица1.C5" office:value-type="string">
            <text:p text:style-name="P23"><text:span text:style-name="Арабиййун">ـْناَ</text:span></text:p>
          </table:table-cell>
          <table:table-cell table:style-name="Таблица1.D5" office:value-type="string">
            <text:p text:style-name="P23"><text:span text:style-name="Арабиййун">–</text:span></text:p>
          </table:table-cell>
          <table:table-cell table:style-name="Таблица1.E5" office:value-type="string">
            <text:p text:style-name="P23"><text:span text:style-name="Арабиййун">ـْتُ</text:span></text:p>
          </table:table-cell>
        </table:table-row>
        <table:table-row>
          <table:table-cell table:style-name="Таблица1.A5" office:value-type="string">
            <text:p text:style-name="P23">М.</text:p>
          </table:table-cell>
          <table:table-cell table:style-name="Таблица1.B5" office:value-type="string">
            <text:p text:style-name="P23">2-е</text:p>
          </table:table-cell>
          <table:table-cell table:style-name="Таблица1.C5" office:value-type="string">
            <text:p text:style-name="P24"><text:span text:style-name="Арабиййун">ـْتُمْ</text:span></text:p>
          </table:table-cell>
          <table:table-cell table:style-name="Таблица1.D5" table:number-rows-spanned="2" office:value-type="string">
            <text:p text:style-name="P24"><text:span text:style-name="Арабиййун">ـْتُماَ</text:span></text:p>
          </table:table-cell>
          <table:table-cell table:style-name="Таблица1.E5" office:value-type="string">
            <text:p text:style-name="P25"><text:span text:style-name="Арабиййун"><text:span text:style-name="T33">ـْت</text:span></text:span><text:span text:style-name="Арабиййун"><text:span text:style-name="T34">َ</text:span></text:span></text:p>
          </table:table-cell>
        </table:table-row>
        <table:table-row>
          <table:table-cell table:style-name="Таблица1.A5" office:value-type="string">
            <text:p text:style-name="P23">Ж.</text:p>
          </table:table-cell>
          <table:table-cell table:style-name="Таблица1.B5" office:value-type="string">
            <text:p text:style-name="P23">2-е</text:p>
          </table:table-cell>
          <table:table-cell table:style-name="Таблица1.C5" office:value-type="string">
            <text:p text:style-name="P26"><text:span text:style-name="Арабиййун">ـْتُنَّ</text:span></text:p>
          </table:table-cell>
          <table:covered-table-cell/>
          <table:table-cell table:style-name="Таблица1.E5" office:value-type="string">
            <text:p text:style-name="P25"><text:span text:style-name="Арабиййун"><text:span text:style-name="T33">ـْت</text:span></text:span><text:span text:style-name="Арабиййун"><text:span text:style-name="T34">ِ</text:span></text:span></text:p>
          </table:table-cell>
        </table:table-row>
        <table:table-row>
          <table:table-cell table:style-name="Таблица1.A5" office:value-type="string">
            <text:p text:style-name="P23">М.</text:p>
          </table:table-cell>
          <table:table-cell table:style-name="Таблица1.B5" office:value-type="string">
            <text:p text:style-name="P23">3-е</text:p>
          </table:table-cell>
          <table:table-cell table:style-name="Таблица1.C5" office:value-type="string">
            <text:p text:style-name="P26"><text:span text:style-name="Арабиййун">ـُوا</text:span></text:p>
          </table:table-cell>
          <table:table-cell table:style-name="Таблица1.D5" office:value-type="string">
            <text:p text:style-name="P26"><text:span text:style-name="Арабиййун">ـَا</text:span></text:p>
          </table:table-cell>
          <table:table-cell table:style-name="Таблица1.E5" office:value-type="string">
            <text:p text:style-name="P26"><text:span text:style-name="Арабиййун">ـَ</text:span></text:p>
          </table:table-cell>
        </table:table-row>
        <table:table-row>
          <table:table-cell table:style-name="Таблица1.A6" office:value-type="string">
            <text:p text:style-name="P23">Ж.</text:p>
          </table:table-cell>
          <table:table-cell table:style-name="Таблица1.B6" office:value-type="string">
            <text:p text:style-name="P23">3-е</text:p>
          </table:table-cell>
          <table:table-cell table:style-name="Таблица1.C6" office:value-type="string">
            <text:p text:style-name="P26"><text:span text:style-name="Арабиййун">ـْنَ</text:span></text:p>
          </table:table-cell>
          <table:table-cell table:style-name="Таблица1.D6" office:value-type="string">
            <text:p text:style-name="P27"><text:span text:style-name="Арабиййун">ـَتَا</text:span></text:p>
          </table:table-cell>
          <table:table-cell table:style-name="Таблица1.E6" office:value-type="string">
            <text:p text:style-name="P25"><text:span text:style-name="Арабиййун"><text:span text:style-name="T33">ـ</text:span></text:span><text:span text:style-name="Арабиййун"><text:span text:style-name="T35">َ</text:span></text:span><text:span text:style-name="Арабиййун"><text:span text:style-name="T33">ت</text:span></text:span><text:span text:style-name="Арабиййун"><text:span text:style-name="T35">ْ</text:span></text:span></text:p>
          </table:table-cell>
        </table:table-row>
      </table:table>
      <text:h text:style-name="P67" text:outline-level="2">Настоящ<text:span text:style-name="T36">е</text:span>-будущее</text:h>
      <text:p text:style-name="P9"><text:span text:style-name="T37">Выражает незаконченное действие, происходящее или начинающееся одновременно с моментом речи или другим моментом, прямо или косвенно обозначенным в высказывании; </text:span><text:span text:style-name="T38">или для выражения </text:span><text:span text:style-name="T39">действи</text:span><text:span text:style-name="T38">я</text:span><text:span text:style-name="T39">, происходящего многократно или вообще свойственного субъекту</text:span><text:span text:style-name="T37">. </text:span><text:span text:style-name="T40">Образуется от формы прошедшего времени </text:span><text:span text:style-name="T41">добавлением префиксов и окончаний, при этом</text:span><text:span text:style-name="T40"> первый коренной утрачивает огласовку, а второй получает типовую огласовку, которая </text:span><text:soft-page-break/><text:span text:style-name="T40">указывается в словарях как (а), (и) или (у) поставленной после глагола. <text:s/></text:span><text:span text:style-name="T42">Формулы в таблице ниже приведены, как если бы типовой была б дамма. </text:span><text:span text:style-name="T26">Отрицанием служит частица </text:span><text:span text:style-name="Арабиййун"><text:span text:style-name="T27">ﻻَ</text:span></text:span><text:span text:style-name="T26">, которая ставится перед глаголом</text:span><text:span text:style-name="T27">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20"><text:span text:style-name="Заголовок_20_таблицы">Род</text:span></text:p>
            </table:table-cell>
            <table:table-cell table:style-name="Таблица2.A1" office:value-type="string">
              <text:p text:style-name="P20"><text:span text:style-name="Заголовок_20_таблицы">Лицо</text:span></text:p>
            </table:table-cell>
            <table:table-cell table:style-name="Таблица2.A1" office:value-type="string">
              <text:p text:style-name="P20"><text:span text:style-name="Заголовок_20_таблицы">Мн. число</text:span></text:p>
            </table:table-cell>
            <table:table-cell table:style-name="Таблица2.A1" office:value-type="string">
              <text:p text:style-name="P20"><text:span text:style-name="Заголовок_20_таблицы">Дв. число</text:span></text:p>
            </table:table-cell>
            <table:table-cell table:style-name="Таблица2.A1" office:value-type="string">
              <text:p text:style-name="P20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2.A2" office:value-type="string">
            <text:p text:style-name="P23">–</text:p>
          </table:table-cell>
          <table:table-cell table:style-name="Таблица2.B2" office:value-type="string">
            <text:p text:style-name="P23">1-е</text:p>
          </table:table-cell>
          <table:table-cell table:style-name="Таблица2.C2" office:value-type="string">
            <text:p text:style-name="P23"><text:span text:style-name="Арабиййун"><text:span text:style-name="T43">نَ</text:span></text:span><text:span text:style-name="Арабиййун"><text:span text:style-name="T44">ـْ ـُ ـُ</text:span></text:span></text:p>
          </table:table-cell>
          <table:table-cell table:style-name="Таблица2.D2" office:value-type="string">
            <text:p text:style-name="P23"><text:span text:style-name="Арабиййун">–</text:span></text:p>
          </table:table-cell>
          <table:table-cell table:style-name="Таблица2.E2" office:value-type="string">
            <text:p text:style-name="P28"><text:span text:style-name="Арабиййун">أَـْ ـُ ـُ</text:span></text:p>
          </table:table-cell>
        </table:table-row>
        <table:table-row>
          <table:table-cell table:style-name="Таблица2.A3" office:value-type="string">
            <text:p text:style-name="P23">М.</text:p>
          </table:table-cell>
          <table:table-cell table:style-name="Таблица2.B3" office:value-type="string">
            <text:p text:style-name="P23">2-е</text:p>
          </table:table-cell>
          <table:table-cell table:style-name="Таблица2.C3" office:value-type="string">
            <text:p text:style-name="P23"><text:span text:style-name="Арабиййун"><text:span text:style-name="T45">تَ</text:span></text:span><text:span text:style-name="Арабиййун"><text:span text:style-name="T44">ـْ ـُ ـُ</text:span></text:span><text:span text:style-name="Арабиййун"><text:span text:style-name="T43">ونَ</text:span></text:span></text:p>
          </table:table-cell>
          <table:table-cell table:style-name="Таблица2.D4" table:number-rows-spanned="2" office:value-type="string">
            <text:p text:style-name="P23"><text:span text:style-name="Арабиййун"><text:span text:style-name="T45">تَ</text:span></text:span><text:span text:style-name="Арабиййун"><text:span text:style-name="T44">ـْ ـُ ـ</text:span></text:span><text:span text:style-name="Арабиййун"><text:span text:style-name="T46">َانِ</text:span></text:span></text:p>
          </table:table-cell>
          <table:table-cell table:style-name="Таблица2.E3" office:value-type="string">
            <text:p text:style-name="P23"><text:span text:style-name="Арабиййун"><text:span text:style-name="T45">تَ</text:span></text:span><text:span text:style-name="Арабиййун"><text:span text:style-name="T44">ـْ ـُ ـُ</text:span></text:span></text:p>
          </table:table-cell>
        </table:table-row>
        <table:table-row>
          <table:table-cell table:style-name="Таблица2.A4" office:value-type="string">
            <text:p text:style-name="P23">Ж.</text:p>
          </table:table-cell>
          <table:table-cell table:style-name="Таблица2.B4" office:value-type="string">
            <text:p text:style-name="P23">2-е</text:p>
          </table:table-cell>
          <table:table-cell table:style-name="Таблица2.C4" office:value-type="string">
            <text:p text:style-name="P23"><text:span text:style-name="Арабиййун"><text:span text:style-name="T45">تَ</text:span></text:span><text:span text:style-name="Арабиййун"><text:span text:style-name="T44">ـْ ـُ ـ</text:span></text:span><text:span text:style-name="Арабиййун"><text:span text:style-name="T43">ْنَ</text:span></text:span></text:p>
          </table:table-cell>
          <table:covered-table-cell/>
          <table:table-cell table:style-name="Таблица2.E4" office:value-type="string">
            <text:p text:style-name="P23"><text:span text:style-name="Арабиййун"><text:span text:style-name="T45">تَ</text:span></text:span><text:span text:style-name="Арабиййун"><text:span text:style-name="T44">ـْ ـُ ـ</text:span></text:span><text:span text:style-name="Арабиййун"><text:span text:style-name="T45">ِينَ</text:span></text:span></text:p>
          </table:table-cell>
        </table:table-row>
        <table:table-row>
          <table:table-cell table:style-name="Таблица2.A5" office:value-type="string">
            <text:p text:style-name="P23">М.</text:p>
          </table:table-cell>
          <table:table-cell table:style-name="Таблица2.B5" office:value-type="string">
            <text:p text:style-name="P23">3-е</text:p>
          </table:table-cell>
          <table:table-cell table:style-name="Таблица2.C5" office:value-type="string">
            <text:p text:style-name="P23"><text:span text:style-name="Арабиййун"><text:span text:style-name="T47">يَ</text:span></text:span><text:span text:style-name="Арабиййун"><text:span text:style-name="T44">ـْ ـُ ـُ</text:span></text:span><text:span text:style-name="Арабиййун"><text:span text:style-name="T43">ونَ</text:span></text:span></text:p>
          </table:table-cell>
          <table:table-cell table:style-name="Таблица2.D5" office:value-type="string">
            <text:p text:style-name="P23"><text:span text:style-name="Арабиййун"><text:span text:style-name="T48">يَ</text:span></text:span><text:span text:style-name="Арабиййун"><text:span text:style-name="T44">ـْ ـُ ـ</text:span></text:span><text:span text:style-name="Арабиййун"><text:span text:style-name="T46">َانِ</text:span></text:span></text:p>
          </table:table-cell>
          <table:table-cell table:style-name="Таблица2.E5" office:value-type="string">
            <text:p text:style-name="P23"><text:span text:style-name="Арабиййун"><text:span text:style-name="T45">يَ</text:span></text:span><text:span text:style-name="Арабиййун"><text:span text:style-name="T44">ـْ ـُ ـُ</text:span></text:span></text:p>
          </table:table-cell>
        </table:table-row>
        <table:table-row>
          <table:table-cell table:style-name="Таблица2.A6" office:value-type="string">
            <text:p text:style-name="P23">Ж.</text:p>
          </table:table-cell>
          <table:table-cell table:style-name="Таблица2.B6" office:value-type="string">
            <text:p text:style-name="P23">3-е</text:p>
          </table:table-cell>
          <table:table-cell table:style-name="Таблица2.C6" office:value-type="string">
            <text:p text:style-name="P23"><text:span text:style-name="Арабиййун"><text:span text:style-name="T47">يَ</text:span></text:span><text:span text:style-name="Арабиййун"><text:span text:style-name="T44">ـْ ـُ ـ</text:span></text:span><text:span text:style-name="Арабиййун"><text:span text:style-name="T43">ْنَ</text:span></text:span></text:p>
          </table:table-cell>
          <table:table-cell table:style-name="Таблица2.D6" office:value-type="string">
            <text:p text:style-name="P23"><text:span text:style-name="Арабиййун"><text:span text:style-name="T45">تَ</text:span></text:span><text:span text:style-name="Арабиййун"><text:span text:style-name="T44">ـْ ـُ ـ</text:span></text:span><text:span text:style-name="Арабиййун"><text:span text:style-name="T46">َانِ</text:span></text:span></text:p>
          </table:table-cell>
          <table:table-cell table:style-name="Таблица2.E6" office:value-type="string">
            <text:p text:style-name="P23"><text:span text:style-name="Арабиййун"><text:span text:style-name="T45">تَ</text:span></text:span><text:span text:style-name="Арабиййун"><text:span text:style-name="T44">ـْ ـُ ـُ</text:span></text:span></text:p>
          </table:table-cell>
        </table:table-row>
      </table:table>
      <text:h text:style-name="P67" text:outline-level="2">Будущее</text:h>
      <text:p text:style-name="P17"><text:span text:style-name="T49">Образуется на основе настояще-будущего времени путем прибавления к ней префикса </text:span><text:span text:style-name="Арабиййун"><text:span text:style-name="T49">سَو</text:span></text:span><text:span text:style-name="Арабиййун"><text:span text:style-name="T50">ْ</text:span></text:span><text:span text:style-name="Арабиййун"><text:span text:style-name="T49">فَ</text:span></text:span><text:span text:style-name="T49"> или его сокращенного варианта </text:span><text:span text:style-name="Арабиййун"><text:span text:style-name="T49">سَ</text:span></text:span><text:span text:style-name="T49">, при этом последний пишется слитно, а первый раздельно. </text:span><text:span text:style-name="T36">Спряжение в будущем времени аналогично спряжению глагола в форме настояще-будущего времени, но с добавлением одного из префиксов. </text:span><text:span text:style-name="T51">В отличии от настояще-будущего времени, выражающее иногда будущее действие, связанное своим началом с настоящим, форма будущего времени как бы подчеркивает независимость своего действия от настоящего. </text:span><text:span text:style-name="T52">При употреблении формы настояще-будущего времени в значении будущего больше обращается внимание на результат будущего действия; при употреблении же формы будущего времени — на само будущее действие. </text:span><text:span text:style-name="T53">Например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9"><text:span text:style-name="Арабиййун">سَأَكْتُبُ</text:span> или<text:span text:style-name="Арабиййун">سَوْفَ أَكْتُبُ</text:span></text:p>
          </table:table-cell>
          <table:table-cell table:style-name="Таблица3.A1" office:value-type="string">
            <text:p text:style-name="P30">Я буду писать</text:p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><text:span text:style-name="Арабиййун">أَكْتُبُ</text:span></text:p>
          </table:table-cell>
          <table:table-cell table:style-name="Таблица3.A1" office:value-type="string">
            <text:p text:style-name="P53"><text:span text:style-name="T54">Я на</text:span><text:span text:style-name="T55">(</text:span><text:span text:style-name="T54">пишу</text:span><text:span text:style-name="T55">)</text:span></text:p>
          </table:table-cell>
        </table:table-row>
        <table:table-row>
          <table:table-cell table:style-name="Таблица3.A1" office:value-type="string">
            <text:p text:style-name="P31"><text:span text:style-name="Арабиййун">سَيَقْرَأُ</text:span> или <text:span text:style-name="Арабиййун">سَوْفَ يَقْرَأُ</text:span></text:p>
          </table:table-cell>
          <table:table-cell table:style-name="Таблица3.A1" office:value-type="string">
            <text:p text:style-name="P30">Он будет читать</text:p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><text:span text:style-name="Арабиййун">يَقْرَأُ</text:span></text:p>
          </table:table-cell>
          <table:table-cell table:style-name="Таблица3.A1" office:value-type="string">
            <text:p text:style-name="P53"><text:span text:style-name="T54">Он про</text:span><text:span text:style-name="T55">(</text:span><text:span text:style-name="T54">читает</text:span><text:span text:style-name="T55">)</text:span></text:p>
          </table:table-cell>
        </table:table-row>
      </table:table>
      <text:p text:style-name="P9"><text:span text:style-name="T26">Отрицанием служит частица </text:span><text:span text:style-name="Арабиййун"><text:span text:style-name="T27">ﻻَ</text:span></text:span><text:span text:style-name="T26">, которая ставится </text:span><text:span text:style-name="T28">между префиксом </text:span><text:span text:style-name="Арабиййун"><text:span text:style-name="T28">سوف</text:span></text:span><text:span text:style-name="T28"> и</text:span><text:span text:style-name="T26"> глагол</text:span><text:span text:style-name="T28">ьной формой</text:span><text:span text:style-name="T27">. </text:span><text:span text:style-name="T28">Префикс </text:span><text:span text:style-name="Арабиййун"><text:span text:style-name="T28">س</text:span></text:span><text:span text:style-name="T28"> с отрицанием не употребляется.</text:span></text:p>
      <text:h text:style-name="P62" text:outline-level="1">Местоимения</text:h>
      <text:h text:style-name="P67" text:outline-level="2">Личные в именительном падеже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header-rows>
          <table:table-row>
            <table:table-cell table:style-name="Таблица4.A1" office:value-type="string">
              <text:p text:style-name="P20"><text:span text:style-name="Заголовок_20_таблицы">Род</text:span></text:p>
            </table:table-cell>
            <table:table-cell table:style-name="Таблица4.A1" office:value-type="string">
              <text:p text:style-name="P20"><text:span text:style-name="Заголовок_20_таблицы">Лицо</text:span></text:p>
            </table:table-cell>
            <table:table-cell table:style-name="Таблица4.A1" office:value-type="string">
              <text:p text:style-name="P20"><text:span text:style-name="Заголовок_20_таблицы">Мн. число</text:span></text:p>
            </table:table-cell>
            <table:table-cell table:style-name="Таблица4.A1" office:value-type="string">
              <text:p text:style-name="P20"><text:span text:style-name="Заголовок_20_таблицы">Дв. число</text:span></text:p>
            </table:table-cell>
            <table:table-cell table:style-name="Таблица4.A1" office:value-type="string">
              <text:p text:style-name="P20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4.A5" office:value-type="string">
            <text:p text:style-name="P23">–</text:p>
          </table:table-cell>
          <table:table-cell table:style-name="Таблица4.B5" office:value-type="string">
            <text:p text:style-name="P23">1-е</text:p>
          </table:table-cell>
          <table:table-cell table:style-name="Таблица4.C5" office:value-type="string">
            <text:p text:style-name="P32"><text:span text:style-name="Арабиййун">نَحْنُ</text:span></text:p>
          </table:table-cell>
          <table:table-cell table:style-name="Таблица4.D4" office:value-type="string">
            <text:p text:style-name="P23"><text:span text:style-name="Арабиййун">–</text:span></text:p>
          </table:table-cell>
          <table:table-cell table:style-name="Таблица4.E5" office:value-type="string">
            <text:p text:style-name="P33"><text:span text:style-name="Арабиййун">أَنَا</text:span></text:p>
          </table:table-cell>
        </table:table-row>
        <table:table-row>
          <table:table-cell table:style-name="Таблица4.A5" office:value-type="string">
            <text:p text:style-name="P23">М.</text:p>
          </table:table-cell>
          <table:table-cell table:style-name="Таблица4.B5" office:value-type="string">
            <text:p text:style-name="P23">2-е</text:p>
          </table:table-cell>
          <table:table-cell table:style-name="Таблица4.C5" office:value-type="string">
            <text:p text:style-name="P34"><text:span text:style-name="Арабиййун">أَنْتُمْ</text:span></text:p>
          </table:table-cell>
          <table:table-cell table:style-name="Таблица4.D4" table:number-rows-spanned="2" office:value-type="string">
            <text:p text:style-name="P33"><text:span text:style-name="Арабиййун">أَنْتُمَا</text:span></text:p>
          </table:table-cell>
          <table:table-cell table:style-name="Таблица4.E5" office:value-type="string">
            <text:p text:style-name="P33"><text:span text:style-name="Арабиййун">أَنْتَ</text:span></text:p>
          </table:table-cell>
        </table:table-row>
        <table:table-row>
          <table:table-cell table:style-name="Таблица4.A5" office:value-type="string">
            <text:p text:style-name="P23">Ж.</text:p>
          </table:table-cell>
          <table:table-cell table:style-name="Таблица4.B5" office:value-type="string">
            <text:p text:style-name="P23">2-е</text:p>
          </table:table-cell>
          <table:table-cell table:style-name="Таблица4.C5" office:value-type="string">
            <text:p text:style-name="P34"><text:span text:style-name="Арабиййун">أَنْتُنَّ</text:span></text:p>
          </table:table-cell>
          <table:covered-table-cell/>
          <table:table-cell table:style-name="Таблица4.E5" office:value-type="string">
            <text:p text:style-name="P33"><text:span text:style-name="Арабиййун">أَنْتِ</text:span></text:p>
          </table:table-cell>
        </table:table-row>
        <text:soft-page-break/>
        <table:table-row>
          <table:table-cell table:style-name="Таблица4.A5" office:value-type="string">
            <text:p text:style-name="P23">М.</text:p>
          </table:table-cell>
          <table:table-cell table:style-name="Таблица4.B5" office:value-type="string">
            <text:p text:style-name="P23">3-е</text:p>
          </table:table-cell>
          <table:table-cell table:style-name="Таблица4.C5" office:value-type="string">
            <text:p text:style-name="P34"><text:span text:style-name="Арабиййун">هُمْ</text:span></text:p>
          </table:table-cell>
          <table:table-cell table:style-name="Таблица4.D6" table:number-rows-spanned="2" office:value-type="string">
            <text:p text:style-name="P32"><text:span text:style-name="Арабиййун">هُمَا</text:span></text:p>
          </table:table-cell>
          <table:table-cell table:style-name="Таблица4.E5" office:value-type="string">
            <text:p text:style-name="P33"><text:span text:style-name="Арабиййун">هُوَ</text:span></text:p>
          </table:table-cell>
        </table:table-row>
        <table:table-row>
          <table:table-cell table:style-name="Таблица4.A6" office:value-type="string">
            <text:p text:style-name="P23">Ж.</text:p>
          </table:table-cell>
          <table:table-cell table:style-name="Таблица4.B6" office:value-type="string">
            <text:p text:style-name="P23">3-е</text:p>
          </table:table-cell>
          <table:table-cell table:style-name="Таблица4.C6" office:value-type="string">
            <text:p text:style-name="P34"><text:span text:style-name="Арабиййун">هُنَّ</text:span></text:p>
          </table:table-cell>
          <table:covered-table-cell/>
          <table:table-cell table:style-name="Таблица4.E6" office:value-type="string">
            <text:p text:style-name="P33"><text:span text:style-name="Арабиййун">هِىَ</text:span></text:p>
          </table:table-cell>
        </table:table-row>
      </table:table>
      <text:h text:style-name="P68" text:outline-level="2">Указательные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header-rows>
          <table:table-row>
            <table:table-cell table:style-name="Таблица9.A1" office:value-type="string">
              <text:p text:style-name="P20"><text:span text:style-name="Заголовок_20_таблицы">Ед. число</text:span></text:p>
            </table:table-cell>
            <table:table-cell table:style-name="Таблица9.A1" office:value-type="string">
              <text:p text:style-name="P20"><text:span text:style-name="Заголовок_20_таблицы">Дв. число</text:span></text:p>
            </table:table-cell>
            <table:table-cell table:style-name="Таблица9.A1" office:value-type="string">
              <text:p text:style-name="P20"><text:span text:style-name="Заголовок_20_таблицы">Мн</text:span><text:span text:style-name="Заголовок_20_таблицы">. число</text:span></text:p>
            </table:table-cell>
          </table:table-row>
        </table:table-header-rows>
        <table:table-row>
          <table:table-cell table:style-name="Таблица9.A2" office:value-type="string">
            <text:p text:style-name="P32"><text:span text:style-name="Арабиййун"><text:span text:style-name="T56">هٰذَا</text:span></text:span><text:span text:style-name="T56"> </text:span><text:span text:style-name="T57">этот</text:span></text:p>
          </table:table-cell>
          <table:table-cell table:style-name="Таблица9.B2" office:value-type="string">
            <text:p text:style-name="P32"><text:span text:style-name="Арабиййун"><text:span text:style-name="T56">هٰذَانِ</text:span></text:span><text:span text:style-name="T56"> </text:span><text:span text:style-name="T57">эти (два)</text:span></text:p>
          </table:table-cell>
          <table:table-cell table:style-name="Таблица9.C2" office:value-type="string">
            <text:p text:style-name="P33"><text:span text:style-name="Арабиййун"><text:span text:style-name="T56">هَؤُﻻَءِ</text:span></text:span><text:span text:style-name="T56"> </text:span><text:span text:style-name="T57">эти (для лиц)</text:span></text:p>
          </table:table-cell>
        </table:table-row>
        <table:table-row>
          <table:table-cell table:style-name="Таблица9.A4" office:value-type="string">
            <text:p text:style-name="P32"><text:span text:style-name="Арабиййун"><text:span text:style-name="T56">هٰذِهِ</text:span></text:span><text:span text:style-name="T56"> </text:span><text:span text:style-name="T57">эта</text:span></text:p>
          </table:table-cell>
          <table:table-cell table:style-name="Таблица9.B4" office:value-type="string">
            <text:p text:style-name="P32"><text:span text:style-name="Арабиййун"><text:span text:style-name="T56">هَاتَانِ</text:span></text:span><text:span text:style-name="T56"> </text:span><text:span text:style-name="T57">эти (две)</text:span></text:p>
          </table:table-cell>
          <table:table-cell table:style-name="Таблица9.C4" office:value-type="string">
            <text:p text:style-name="P32"><text:span text:style-name="Арабиййун"><text:span text:style-name="T56">هٰذِهِ</text:span></text:span><text:span text:style-name="T56"> </text:span><text:span text:style-name="T57">эти (для всех прочих имен)</text:span></text:p>
          </table:table-cell>
        </table:table-row>
        <table:table-row>
          <table:table-cell table:style-name="Таблица9.A4" office:value-type="string">
            <text:p text:style-name="P32"><text:span text:style-name="Арабиййун"><text:span text:style-name="T58">ذٰلِكَ</text:span></text:span><text:span text:style-name="T58"> </text:span><text:span text:style-name="T57">тот</text:span></text:p>
          </table:table-cell>
          <table:table-cell table:style-name="Таблица9.B4" office:value-type="string">
            <text:p text:style-name="P32"><text:span text:style-name="Арабиййун"><text:span text:style-name="T58">ذَانِّكَ</text:span></text:span><text:span text:style-name="T58"> </text:span><text:span text:style-name="T57">те (двое)</text:span></text:p>
          </table:table-cell>
          <table:table-cell table:style-name="Таблица9.C4" office:value-type="string">
            <text:p text:style-name="P32"><text:span text:style-name="Арабиййун"><text:span text:style-name="T58">أُولٰئِكَ</text:span></text:span><text:span text:style-name="T58"> </text:span><text:span text:style-name="T57">те (для лиц)</text:span></text:p>
          </table:table-cell>
        </table:table-row>
        <table:table-row>
          <table:table-cell table:style-name="Таблица9.A5" office:value-type="string">
            <text:p text:style-name="P25"><text:span text:style-name="Арабиййун"><text:span text:style-name="T58">تِلْكَ</text:span></text:span><text:span text:style-name="T58"> </text:span><text:span text:style-name="T57">та</text:span></text:p>
          </table:table-cell>
          <table:table-cell table:style-name="Таблица9.B5" office:value-type="string">
            <text:p text:style-name="P32"><text:span text:style-name="Арабиййун"><text:span text:style-name="T58">تَانِّكَ</text:span></text:span><text:span text:style-name="T58"> </text:span><text:span text:style-name="T57">те (две)</text:span></text:p>
          </table:table-cell>
          <table:table-cell table:style-name="Таблица9.C5" office:value-type="string">
            <text:p text:style-name="P32"><text:span text:style-name="Арабиййун"><text:span text:style-name="T58">تِلْكَ</text:span></text:span><text:span text:style-name="T58"> </text:span><text:span text:style-name="T57">те (для всех прочих имен)</text:span></text:p>
          </table:table-cell>
        </table:table-row>
      </table:table>
      <text:h text:style-name="P67" text:outline-level="2">Слитные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header-rows>
          <table:table-row>
            <table:table-cell table:style-name="Таблица5.A1" office:value-type="string">
              <text:p text:style-name="P21"><text:span text:style-name="Заголовок_20_таблицы">Число</text:span></text:p>
            </table:table-cell>
            <table:table-cell table:style-name="Таблица5.A1" office:value-type="string">
              <text:p text:style-name="P21"><text:span text:style-name="Заголовок_20_таблицы">Лицо, род</text:span></text:p>
            </table:table-cell>
            <table:table-cell table:style-name="Таблица5.A1" office:value-type="string">
              <text:p text:style-name="P21"><text:span text:style-name="Заголовок_20_таблицы">Местоимение</text:span></text:p>
            </table:table-cell>
            <table:table-cell table:style-name="Таблица5.A1" office:value-type="string">
              <text:p text:style-name="P22"><text:span text:style-name="Заголовок_20_таблицы">С существительными</text:span></text:p>
            </table:table-cell>
            <table:table-cell table:style-name="Таблица5.A1" office:value-type="string">
              <text:p text:style-name="P22"><text:span text:style-name="Заголовок_20_таблицы">С глаголами и предлогами</text:span></text:p>
            </table:table-cell>
          </table:table-row>
        </table:table-header-rows>
        <table:table-row>
          <table:table-cell table:style-name="Таблица5.A6" table:number-rows-spanned="5" office:value-type="string">
            <text:p text:style-name="P35">Ед.</text:p>
          </table:table-cell>
          <table:table-cell table:style-name="Таблица5.B12" office:value-type="string">
            <text:p text:style-name="P35">1-е</text:p>
          </table:table-cell>
          <table:table-cell table:style-name="Таблица5.C12" office:value-type="string">
            <text:p text:style-name="P36"><text:span text:style-name="Арабиййун"><text:span text:style-name="T59"><text:note text:id="ftn1" text:note-class="footnote"><text:note-citation>1</text:note-citation><text:note-body><text:p text:style-name="P54"><text:span text:style-name="T60">Правая</text:span> форма для существительных, две <text:span text:style-name="T60">левые —</text:span><text:span text:style-name="T61"> </text:span>для глаголов и предлогов.</text:p></text:note-body></text:note></text:span></text:span><text:span text:style-name="Арабиййун"><text:span text:style-name="T59">ـِى</text:span></text:span><text:span text:style-name="T59">،</text:span><text:span text:style-name="Арабиййун"><text:span text:style-name="T59">نِى</text:span></text:span><text:span text:style-name="T59">،</text:span><text:span text:style-name="Арабиййун"><text:span text:style-name="T59">ىِ</text:span></text:span></text:p>
          </table:table-cell>
          <table:table-cell table:style-name="Таблица5.D12" office:value-type="string">
            <text:p text:style-name="P37">мой, моя, мое, мои</text:p>
          </table:table-cell>
          <table:table-cell table:style-name="Таблица5.E12" office:value-type="string">
            <text:p text:style-name="P25"><text:span text:style-name="T62">мне, </text:span><text:s/><text:span text:style-name="T63">меня и т. д.</text:span></text:p>
          </table:table-cell>
        </table:table-row>
        <table:table-row>
          <table:covered-table-cell/>
          <table:table-cell table:style-name="Таблица5.B12" office:value-type="string">
            <text:p text:style-name="P35">2-е, м. р.</text:p>
          </table:table-cell>
          <table:table-cell table:style-name="Таблица5.C12" office:value-type="string">
            <text:p text:style-name="P36"><text:span text:style-name="Арабиййун">كَ</text:span></text:p>
          </table:table-cell>
          <table:table-cell table:style-name="Таблица5.D12" office:value-type="string">
            <text:p text:style-name="P37">твой, твоя, твое, твои</text:p>
          </table:table-cell>
          <table:table-cell table:style-name="Таблица5.E12" office:value-type="string">
            <text:p text:style-name="P38">тебе, тебя и т. д.</text:p>
          </table:table-cell>
        </table:table-row>
        <table:table-row>
          <table:covered-table-cell/>
          <table:table-cell table:style-name="Таблица5.B12" office:value-type="string">
            <text:p text:style-name="P35">2-е, ж. р.</text:p>
          </table:table-cell>
          <table:table-cell table:style-name="Таблица5.C12" office:value-type="string">
            <text:p text:style-name="P36"><text:span text:style-name="Арабиййун">كِ</text:span></text:p>
          </table:table-cell>
          <table:table-cell table:style-name="Таблица5.D12" office:value-type="string">
            <text:p text:style-name="P37">твой, твоя, твое, твои</text:p>
          </table:table-cell>
          <table:table-cell table:style-name="Таблица5.E12" office:value-type="string">
            <text:p text:style-name="P38">тебе, тебя и т. д.</text:p>
          </table:table-cell>
        </table:table-row>
        <table:table-row>
          <table:covered-table-cell/>
          <table:table-cell table:style-name="Таблица5.B12" office:value-type="string">
            <text:p text:style-name="P35">3-е, м. р.</text:p>
          </table:table-cell>
          <table:table-cell table:style-name="Таблица5.C12" office:value-type="string">
            <text:p text:style-name="P36"><text:span text:style-name="Арабиййун">هُ</text:span></text:p>
          </table:table-cell>
          <table:table-cell table:style-name="Таблица5.D12" office:value-type="string">
            <text:p text:style-name="P37">его</text:p>
          </table:table-cell>
          <table:table-cell table:style-name="Таблица5.E12" office:value-type="string">
            <text:p text:style-name="P38">его, ему и т. д.</text:p>
          </table:table-cell>
        </table:table-row>
        <table:table-row>
          <table:covered-table-cell/>
          <table:table-cell table:style-name="Таблица5.B6" office:value-type="string">
            <text:p text:style-name="P35">3-е, ж. р.</text:p>
          </table:table-cell>
          <table:table-cell table:style-name="Таблица5.C6" office:value-type="string">
            <text:p text:style-name="P36"><text:span text:style-name="Арабиййун">هَا</text:span></text:p>
          </table:table-cell>
          <table:table-cell table:style-name="Таблица5.D6" office:value-type="string">
            <text:p text:style-name="P37">ее, их (неодуш.)</text:p>
          </table:table-cell>
          <table:table-cell table:style-name="Таблица5.E6" office:value-type="string">
            <text:p text:style-name="P38">ее, ей и т. д.</text:p>
          </table:table-cell>
        </table:table-row>
        <table:table-row>
          <table:table-cell table:style-name="Таблица5.A8" table:number-rows-spanned="2" office:value-type="string">
            <text:p text:style-name="P35">Дв.</text:p>
          </table:table-cell>
          <table:table-cell table:style-name="Таблица5.B7" office:value-type="string">
            <text:p text:style-name="P35">2-е</text:p>
          </table:table-cell>
          <table:table-cell table:style-name="Таблица5.C7" office:value-type="string">
            <text:p text:style-name="P36"><text:span text:style-name="Арабиййун">كُمَا</text:span></text:p>
          </table:table-cell>
          <table:table-cell table:style-name="Таблица5.D7" office:value-type="string">
            <text:p text:style-name="P37">ваш, ваше, ваша, ваши (вас обоих, вас обеих)</text:p>
          </table:table-cell>
          <table:table-cell table:style-name="Таблица5.E7" office:value-type="string">
            <text:p text:style-name="P38">вас, вам (обоих, обеих) и т. д.</text:p>
          </table:table-cell>
        </table:table-row>
        <table:table-row>
          <table:covered-table-cell/>
          <table:table-cell table:style-name="Таблица5.B8" office:value-type="string">
            <text:p text:style-name="P35">3-<text:span text:style-name="T59">е</text:span></text:p>
          </table:table-cell>
          <table:table-cell table:style-name="Таблица5.C8" office:value-type="string">
            <text:p text:style-name="P36"><text:span text:style-name="Арабиййун">هُمَا</text:span></text:p>
          </table:table-cell>
          <table:table-cell table:style-name="Таблица5.D8" office:value-type="string">
            <text:p text:style-name="P37">их (обоих, обеих)</text:p>
          </table:table-cell>
          <table:table-cell table:style-name="Таблица5.E8" office:value-type="string">
            <text:p text:style-name="P38">их, им (обоим, обеим) и т. д.</text:p>
          </table:table-cell>
        </table:table-row>
        <table:table-row>
          <table:table-cell table:style-name="Таблица5.A13" table:number-rows-spanned="5" office:value-type="string">
            <text:p text:style-name="P35">Мн.</text:p>
          </table:table-cell>
          <table:table-cell table:style-name="Таблица5.B12" office:value-type="string">
            <text:p text:style-name="P35">1-е</text:p>
          </table:table-cell>
          <table:table-cell table:style-name="Таблица5.C12" office:value-type="string">
            <text:p text:style-name="P39"><text:span text:style-name="Арабиййун">نَا</text:span></text:p>
          </table:table-cell>
          <table:table-cell table:style-name="Таблица5.D12" office:value-type="string">
            <text:p text:style-name="P37">наш, наша, наше, наши</text:p>
          </table:table-cell>
          <table:table-cell table:style-name="Таблица5.E12" office:value-type="string">
            <text:p text:style-name="P38">нас, нам и т. д.</text:p>
          </table:table-cell>
        </table:table-row>
        <table:table-row>
          <table:covered-table-cell/>
          <table:table-cell table:style-name="Таблица5.B12" office:value-type="string">
            <text:p text:style-name="P35">2-е, м. р.</text:p>
          </table:table-cell>
          <table:table-cell table:style-name="Таблица5.C12" office:value-type="string">
            <text:p text:style-name="P39"><text:span text:style-name="Арабиййун">كُمْ</text:span></text:p>
          </table:table-cell>
          <table:table-cell table:style-name="Таблица5.D12" office:value-type="string">
            <text:p text:style-name="P37">ваш, ваша, ваше, ваши</text:p>
          </table:table-cell>
          <table:table-cell table:style-name="Таблица5.E12" office:value-type="string">
            <text:p text:style-name="P38">вас, вам и т. д.</text:p>
          </table:table-cell>
        </table:table-row>
        <table:table-row>
          <table:covered-table-cell/>
          <table:table-cell table:style-name="Таблица5.B12" office:value-type="string">
            <text:p text:style-name="P35">2-е, ж. р.</text:p>
          </table:table-cell>
          <table:table-cell table:style-name="Таблица5.C12" office:value-type="string">
            <text:p text:style-name="P39"><text:span text:style-name="Арабиййун">كُنَّ</text:span></text:p>
          </table:table-cell>
          <table:table-cell table:style-name="Таблица5.D12" office:value-type="string">
            <text:p text:style-name="P37">ваш, ваша, ваше, ваши</text:p>
          </table:table-cell>
          <table:table-cell table:style-name="Таблица5.E12" office:value-type="string">
            <text:p text:style-name="P38">вас, вам и т. д.</text:p>
          </table:table-cell>
        </table:table-row>
        <table:table-row>
          <table:covered-table-cell/>
          <table:table-cell table:style-name="Таблица5.B12" office:value-type="string">
            <text:p text:style-name="P35">3-е, м. р.</text:p>
          </table:table-cell>
          <table:table-cell table:style-name="Таблица5.C12" office:value-type="string">
            <text:p text:style-name="P39"><text:span text:style-name="Арабиййун">هُمْ</text:span></text:p>
          </table:table-cell>
          <table:table-cell table:style-name="Таблица5.D12" office:value-type="string">
            <text:p text:style-name="P37">их</text:p>
          </table:table-cell>
          <table:table-cell table:style-name="Таблица5.E12" office:value-type="string">
            <text:p text:style-name="P38">их, им и т. д.</text:p>
          </table:table-cell>
        </table:table-row>
        <table:table-row>
          <table:covered-table-cell/>
          <table:table-cell table:style-name="Таблица5.B13" office:value-type="string">
            <text:p text:style-name="P35">3-е, ж. р.</text:p>
          </table:table-cell>
          <table:table-cell table:style-name="Таблица5.C13" office:value-type="string">
            <text:p text:style-name="P39"><text:span text:style-name="Арабиййун">هُنَّ</text:span></text:p>
          </table:table-cell>
          <table:table-cell table:style-name="Таблица5.D13" office:value-type="string">
            <text:p text:style-name="P37">их</text:p>
          </table:table-cell>
          <table:table-cell table:style-name="Таблица5.E13" office:value-type="string">
            <text:p text:style-name="P38">их, им и т. д.</text:p>
          </table:table-cell>
        </table:table-row>
      </table:table>
      <text:p text:style-name="P10"><text:soft-page-break/><text:span text:style-name="Пункт"><text:span text:style-name="T64">П</text:span></text:span><text:span text:style-name="Пункт">рисоединяясь</text:span> к существительным, <text:span text:style-name="T64">с</text:span>литные местоимения выполняют функцию притяжательных местоимений. <text:span text:style-name="T65">При согласовании учитывается грамматический род владельца предмета, а не род самого предмета. Существительное ставиться в определенном состоянии, но без артикля. При склонении изменяется только падежное окончание существительного. </text:span><text:span text:style-name="T66">Однако, местоимения 3-го лица, за исключением ед. числа ж. рода, произносятся с кясрой, если им предшествует кясра, долгий </text:span><text:span text:style-name="Арабиййун"><text:span text:style-name="T38">ـِى</text:span></text:span><text:span text:style-name="T66"> или дифтонг </text:span><text:span text:style-name="Арабиййун"><text:span text:style-name="T38">ـَىْ</text:span></text:span><text:span text:style-name="T66">.</text:span></text:p>
      <text:p text:style-name="P10"><text:span text:style-name="Пункт"><text:span text:style-name="T64">Присоединяясь</text:span></text:span> к глаголам и предлогам, <text:span text:style-name="T64">слитные местоимения выполняют функцию</text:span> личных местоимений в косвенных падежах. <text:span text:style-name="T66">Форма </text:span><text:span text:style-name="Арабиййун"><text:span text:style-name="T66">نِى</text:span></text:span><text:span text:style-name="T66"> используется с глаголами, а также с предлогами </text:span><text:span text:style-name="Арабиййун"><text:span text:style-name="T66">مِنْ</text:span></text:span><text:span text:style-name="T66">، </text:span><text:span text:style-name="Арабиййун"><text:span text:style-name="T66">عَنْ</text:span></text:span><text:span text:style-name="T66">, при которых удвоение </text:span><text:span text:style-name="Акцент"><text:span text:style-name="T66">н</text:span></text:span><text:span text:style-name="T66"> обозначается ташдидом. </text:span><text:span text:style-name="T67">При соединении местоимения 1-го лица с предлогами </text:span><text:span text:style-name="Арабиййун"><text:span text:style-name="T67">إِلَى</text:span></text:span><text:span text:style-name="T67">، </text:span><text:span text:style-name="Арабиййун"><text:span text:style-name="T67">عَلَى</text:span></text:span><text:span text:style-name="T67">، </text:span><text:span text:style-name="Арабиййун"><text:span text:style-name="T67">فِى</text:span></text:span><text:span text:style-name="T67"> удвоение </text:span><text:span text:style-name="Акцент"><text:span text:style-name="T67">и</text:span></text:span><text:span text:style-name="T67"> на письме не обозначается, но подразумевается или иногда обозначается ташдидом. <text:s/>При соединении остальных местоимени</text:span><text:span text:style-name="T68">й</text:span><text:span text:style-name="T67"> с предлогами </text:span><text:span text:style-name="Арабиййун"><text:span text:style-name="T67">إِلَى</text:span></text:span><text:span text:style-name="T67">، </text:span><text:span text:style-name="Арабиййун"><text:span text:style-name="T67">عَلَى</text:span></text:span><text:span text:style-name="T67"> они произносятся как </text:span><text:span text:style-name="Арабиййун"><text:span text:style-name="T67">إِلَيْـ</text:span></text:span><text:span text:style-name="T67">، </text:span><text:span text:style-name="Арабиййун"><text:span text:style-name="T67">عَلَيْـ</text:span></text:span><text:span text:style-name="T67">. При соединении местоимений, за исключением 1-го лица ед. числа, с предлогом </text:span><text:span text:style-name="Арабиййун"><text:span text:style-name="T67">لِ</text:span></text:span><text:span text:style-name="T67"> последний получает фатху. </text:span><text:span text:style-name="T69">При соединении с глаголом в форме 2-го лица множественного числа мужского рода прошедшего времени </text:span><text:span text:style-name="T70">между слитным местоимением и окончанием глагола включается </text:span><text:span text:style-name="Арабиййун"><text:span text:style-name="T70">ـُو</text:span></text:span><text:span text:style-name="T70">. </text:span><text:span text:style-name="T71">При соединении с глаголом в форме 3-го лица множественного числа мужского рода прошедшего времени алиф в окончании глагола </text:span><text:span text:style-name="Арабиййун"><text:span text:style-name="T71">ـُوا</text:span></text:span><text:span text:style-name="T71"> опускается.</text:span></text:p>
      <text:h text:style-name="P67" text:outline-level="2">Склонение двусложных существительных со слитными местоимениями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40">Им.</text:p>
          </table:table-cell>
          <table:table-cell table:style-name="Таблица6.A1" office:value-type="string">
            <text:p text:style-name="P40"><text:span text:style-name="Арабиййун">أَ</text:span><text:span text:style-name="Арабиййун"><text:span text:style-name="T68">بِى</text:span></text:span><text:span text:style-name="T72"> мой отец</text:span></text:p>
          </table:table-cell>
          <table:table-cell table:style-name="Таблица6.A1" office:value-type="string">
            <text:p text:style-name="P41"><text:span text:style-name="Арабиййун"><text:span text:style-name="T73">أَبُوهُ</text:span></text:span><text:span text:style-name="T72"> его отца</text:span></text:p>
          </table:table-cell>
          <table:table-cell table:style-name="Таблица6.A1" office:value-type="string">
            <text:p text:style-name="P41"><text:span text:style-name="Арабиййун"><text:span text:style-name="T74">أَبُونَا</text:span></text:span><text:span text:style-name="T72"> наш отец</text:span></text:p>
          </table:table-cell>
        </table:table-row>
        <table:table-row>
          <table:table-cell table:style-name="Таблица6.A2" office:value-type="string">
            <text:p text:style-name="P40">Род.</text:p>
          </table:table-cell>
          <table:table-cell table:style-name="Таблица6.A2" office:value-type="string">
            <text:p text:style-name="P40"><text:span text:style-name="Арабиййун">أَ</text:span><text:span text:style-name="Арабиййун"><text:span text:style-name="T68">بِى</text:span></text:span><text:span text:style-name="T72"> моего отца</text:span></text:p>
          </table:table-cell>
          <table:table-cell table:style-name="Таблица6.A2" office:value-type="string">
            <text:p text:style-name="P41"><text:span text:style-name="Арабиййун"><text:span text:style-name="T73">أَبِيهِ</text:span></text:span><text:span text:style-name="T72"> его отца</text:span></text:p>
          </table:table-cell>
          <table:table-cell table:style-name="Таблица6.A2" office:value-type="string">
            <text:p text:style-name="P41"><text:span text:style-name="Арабиййун"><text:span text:style-name="T74">أَبِينَا</text:span></text:span><text:span text:style-name="T72"> нашего отца</text:span></text:p>
          </table:table-cell>
        </table:table-row>
        <table:table-row>
          <table:table-cell table:style-name="Таблица6.A3" office:value-type="string">
            <text:p text:style-name="P40">Вин.</text:p>
          </table:table-cell>
          <table:table-cell table:style-name="Таблица6.A3" office:value-type="string">
            <text:p text:style-name="P40"><text:span text:style-name="Арабиййун">أَ</text:span><text:span text:style-name="Арабиййун"><text:span text:style-name="T68">بِى</text:span></text:span><text:span text:style-name="T72"> моего отца</text:span></text:p>
          </table:table-cell>
          <table:table-cell table:style-name="Таблица6.A3" office:value-type="string">
            <text:p text:style-name="P41"><text:span text:style-name="Арабиййун"><text:span text:style-name="T73">أَبَاهُ</text:span></text:span><text:span text:style-name="T72"> его отца</text:span></text:p>
          </table:table-cell>
          <table:table-cell table:style-name="Таблица6.A3" office:value-type="string">
            <text:p text:style-name="P41"><text:span text:style-name="Арабиййун"><text:span text:style-name="T74">أَبَانَا</text:span></text:span><text:span text:style-name="T72"> нашего отца</text:span></text:p>
          </table:table-cell>
        </table:table-row>
      </table:table>
      <text:p text:style-name="P11">а при наличии определения в родительном падеже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2">Им.</text:p>
          </table:table-cell>
          <table:table-cell table:style-name="Таблица7.A1" office:value-type="string">
            <text:p text:style-name="P42"><text:span text:style-name="Арабиййун">أَبُو صديقى</text:span> отец моего товарища</text:p>
          </table:table-cell>
        </table:table-row>
        <table:table-row>
          <table:table-cell table:style-name="Таблица7.A2" office:value-type="string">
            <text:p text:style-name="P42">Род.</text:p>
          </table:table-cell>
          <table:table-cell table:style-name="Таблица7.A2" office:value-type="string">
            <text:p text:style-name="P42"><text:span text:style-name="Арабиййун">أَبِى صديقى</text:span> отца моего товарища</text:p>
          </table:table-cell>
        </table:table-row>
        <table:table-row>
          <table:table-cell table:style-name="Таблица7.A3" office:value-type="string">
            <text:p text:style-name="P42">Вин.</text:p>
          </table:table-cell>
          <table:table-cell table:style-name="Таблица7.A3" office:value-type="string">
            <text:p text:style-name="P42"><text:span text:style-name="Арабиййун">أَبَا صديقى</text:span> отца моего товарища</text:p>
          </table:table-cell>
        </table:table-row>
      </table:table>
      <text:h text:style-name="P62" text:outline-level="1">Прилагательные</text:h>
      <text:h text:style-name="P67" text:outline-level="2">Качественные</text:h>
      <text:p text:style-name="P12">Наибольшее распространение имеют следующие формулы:</text:p>
      <text:p text:style-name="P12"><text:span text:style-name="Арабиййун">فَعِيلٌ</text:span>،<text:span text:style-name="Арабиййун">فَعِلٌ</text:span>،<text:span text:style-name="Арабиййун">فَعَلٌ</text:span>،<text:span text:style-name="Арабиййун">فَعُولٌ</text:span></text:p>
      <text:p text:style-name="P13"><text:span text:style-name="T75">Женский род от </text:span><text:span text:style-name="T76">правых</text:span><text:span text:style-name="T75"> трех образуется стандартным образом </text:span><text:span text:style-name="T76">(</text:span><text:span text:style-name="Арабиййун"><text:span text:style-name="T76">ـَةٌ</text:span></text:span><text:span text:style-name="T76">)</text:span><text:span text:style-name="T75">, </text:span><text:span text:style-name="T76">левая</text:span><text:span text:style-name="T75"> же формула общая для обеих родов.</text:span></text:p>
      <text:p text:style-name="P56"><text:soft-page-break/><text:span text:style-name="Пункт"><text:span text:style-name="T88">Сравнительная</text:span></text:span><text:span text:style-name="T88"> степень, </text:span><text:span text:style-name="T89">вне зависимости от рода и числа имени, </text:span><text:span text:style-name="T88">образуется по формуле </text:span><text:span text:style-name="Арабиййун"><text:span text:style-name="T88">أَفْعَلُ مِنْ</text:span></text:span><text:span text:style-name="T88">. </text:span><text:span text:style-name="T90">Если непосредственно за прилагательным следует глагол, то к предлогу </text:span><text:span text:style-name="Арабиййун"><text:span text:style-name="T88">مِنْ </text:span></text:span><text:span text:style-name="T90">добавляется местоимение </text:span><text:span text:style-name="Арабиййун"><text:span text:style-name="T90">مَا</text:span></text:span><text:span text:style-name="T90">, которые объединяются в </text:span><text:span text:style-name="Арабиййун"><text:span text:style-name="T90">مِمَّا</text:span></text:span><text:span text:style-name="T90">.</text:span></text:p>
      <text:p text:style-name="P57"><text:span text:style-name="Пункт"><text:span text:style-name="T91">Превосходная</text:span></text:span><text:span text:style-name="T91"> степень образуется по формуле </text:span><text:span text:style-name="Арабиййун"><text:span text:style-name="T92">أَفْعَلُ</text:span></text:span><text:span text:style-name="T91"> для мужского рода, </text:span><text:span text:style-name="Арабиййун"><text:span text:style-name="T92">فُعْلَى</text:span></text:span><text:span text:style-name="T91"> — для женского. </text:span><text:span text:style-name="T93">Выступая в роли согласованного определения, требует постановки определяемого в определенном состоянии. Также может оформляться постановкой </text:span><text:span text:style-name="Акцент"><text:span text:style-name="T93">перед</text:span></text:span><text:span text:style-name="T93"> именем во множественном числе, родительном падеже, определенном состоянии: при этом, независимо от рода определяемого, ставится, как правило, в мужском роде. </text:span><text:span text:style-name="T94">В значении </text:span><text:span text:style-name="Акцент"><text:span text:style-name="T94">один из самых</text:span></text:span><text:span text:style-name="T94"> ставится</text:span><text:span text:style-name="T95"> перед именем в единственном числе родительном падеже неопределенном состоянии.</text:span></text:p>
      <text:p text:style-name="P58"><text:span text:style-name="Пункт"><text:span text:style-name="T96">Качественные</text:span></text:span><text:span text:style-name="T96"> прилагательные, оканчивающиеся на </text:span><text:span text:style-name="Арабиййун"><text:span text:style-name="T75">ـِىٌّ</text:span></text:span><text:span text:style-name="T96">, образуют степени по формул</text:span><text:span text:style-name="T97">ам </text:span><text:span text:style-name="Арабиййун"><text:span text:style-name="T96">أَفْعَى مِنْ</text:span></text:span><text:span text:style-name="T96"> </text:span><text:span text:style-name="T97">и </text:span><text:span text:style-name="Арабиййун"><text:span text:style-name="T96">أَفْعَى</text:span></text:span><text:span text:style-name="T96">. </text:span><text:span text:style-name="T98">Женский род превосходной степени для этих прилагательных образуется по формуле </text:span><text:span text:style-name="Арабиййун"><text:span text:style-name="T98">فُعْيَا</text:span></text:span><text:span text:style-name="T98">.</text:span></text:p>
      <text:p text:style-name="P59"><text:span text:style-name="T99">Множественное число превосходной степени мужского рода образуется по формуле </text:span><text:span text:style-name="Арабиййун"><text:span text:style-name="T99">أَلْأَفَاعِلُ</text:span></text:span><text:span text:style-name="T99">, женского — </text:span><text:span text:style-name="Арабиййун"><text:span text:style-name="T99">أَلْفُعْلَيَاتُ</text:span></text:span><text:span text:style-name="T99">.</text:span></text:p>
      <text:h text:style-name="P64" text:outline-level="2">Относительные</text:h>
      <text:p text:style-name="P12">Образуются от существительных при помощи окончания <text:span text:style-name="Арабиййун">ـِىٌّ</text:span>.</text:p>
      <text:p text:style-name="P12">Если имя оканчивается на <text:span text:style-name="Арабиййун">ـَةٌ</text:span>, то оно опускается.</text:p>
      <text:p text:style-name="P12">Если имя оканчивается на <text:span text:style-name="Арабиййун">ـَا</text:span> или <text:span text:style-name="Арабиййун">ـًى</text:span>, то оно заменяется на <text:span text:style-name="Арабиййун">و</text:span>. Окончание <text:span text:style-name="Арабиййун">ـَا</text:span> также можно опускать. </text:p>
      <text:p text:style-name="P12">Имя, состоящее из двух коренных, дополняется третьей – <text:span text:style-name="Арабиййун">و</text:span>. При этом окончание <text:span text:style-name="Арабиййун">ـَةٌ</text:span>, если оно имеется, опускается.</text:p>
      <text:p text:style-name="P12">Женский род относительных прилагательных образуется от мужского путем присоединения окончания <text:span text:style-name="Арабиййун">ـَةٌ</text:span>.</text:p>
      <text:h text:style-name="P64" text:outline-level="2">Обозначающие цвет или внешнее качество</text:h>
      <text:p text:style-name="P12"><text:span text:style-name="Арабиййун">أَفْعَلُ</text:span> <text:span text:style-name="T77">—</text:span> для мужского рода.</text:p>
      <text:p text:style-name="P12"><text:span text:style-name="Арабиййун">فَعْلَاءُ</text:span> <text:span text:style-name="T77">—</text:span> для женского рода.</text:p>
      <text:p text:style-name="P12"><text:span text:style-name="Арабиййун">فُعْلٌ</text:span> <text:span text:style-name="T77">—</text:span> множественное число для обоих родов.</text:p>
      <text:h text:style-name="P69" text:outline-level="2"><text:span text:style-name="T100">Описательная форма степеней</text:span></text:h>
      <text:p text:style-name="P61"><text:span text:style-name="T100">От прилагательных, образованных по формуле </text:span><text:span text:style-name="Арабиййун"><text:span text:style-name="T31">أَفْعَلُ</text:span></text:span><text:span text:style-name="T100">, а также от относительных прилагательных и причастий, выступающих в значении качественных прилагательных, сравнительная и превосходная степени образуются описательно: путем сочетания превосходной степени прилагательных </text:span><text:span text:style-name="Арабиййун"><text:span text:style-name="T100">كثير</text:span></text:span><text:span text:style-name="T100"> большой, многочисленный, </text:span><text:span text:style-name="Арабиййун"><text:span text:style-name="T100">شديد</text:span></text:span><text:span text:style-name="T100"> сильный и пр. с существительным в винительном падеже неопределенного состояния.</text:span></text:p>
      <text:h text:style-name="P62" text:outline-level="1"><text:soft-page-break/>Определения</text:h>
      <text:h text:style-name="P65" text:outline-level="2">Согласованные</text:h>
      <text:p text:style-name="P13"><text:span text:style-name="T78">Чаще всего являются именами прилагательными. Ставятся после определяемого и соглас</text:span><text:span text:style-name="T79">у</text:span><text:span text:style-name="T78">ются с ним в роде, числе, падеже и состоянии.</text:span></text:p>
      <text:h text:style-name="P65" text:outline-level="2">Несогласованные</text:h>
      <text:p text:style-name="P13"><text:span text:style-name="T78">Выражены существительным в родительном падеже с предлогом или без него. Без предлога: опре</text:span><text:span text:style-name="T79">д</text:span><text:span text:style-name="T78">е</text:span><text:span text:style-name="T79">л</text:span><text:span text:style-name="T78">яемое ставится в падеже, соответствующее его роли в предложении, без танвинного окончания, но и без определенного артикля, затем идет определяющее (несогласованное определение) в родительном падеже, состояние которого зависит от степени определ</text:span><text:span text:style-name="T79">е</text:span><text:span text:style-name="T78">нности предмета.</text:span></text:p>
      <text:p text:style-name="P13"><text:span text:style-name="T78">При наличии как согласованного, так и несогласованного определ</text:span><text:span text:style-name="T79">е</text:span><text:span text:style-name="T78">ний, непосредственно после определяемого следует несогласованное определение со своими определениями, а затем согласованное. При этом состояние несогласованного определения определяет состояние определяемого, что находит свое отражение в согласованном определении.</text:span></text:p>
      <text:p text:style-name="P13"><text:span text:style-name="T78">Общая схема: </text:span><text:span text:style-name="Акцент"><text:span text:style-name="T78">определяемое </text:span></text:span><text:span text:style-name="Акцент"><text:span text:style-name="T79">+</text:span></text:span><text:span text:style-name="Акцент"><text:span text:style-name="T78"> указ. мест. к опр. в род. п. </text:span></text:span><text:span text:style-name="Акцент"><text:span text:style-name="T79">+</text:span></text:span><text:span text:style-name="Акцент"><text:span text:style-name="T78"> опр. в род. п. </text:span></text:span><text:span text:style-name="Акцент"><text:span text:style-name="T79">+</text:span></text:span><text:span text:style-name="Акцент"><text:span text:style-name="T78"> согл. опр. к опр. в род. п. </text:span></text:span><text:span text:style-name="Акцент"><text:span text:style-name="T79">+</text:span></text:span><text:span text:style-name="Акцент"><text:span text:style-name="T78"> согл. опр. к определяемому </text:span></text:span><text:span text:style-name="Акцент"><text:span text:style-name="T79">+</text:span></text:span><text:span text:style-name="Акцент"><text:span text:style-name="T78"> указ. мест. к определяемому</text:span></text:span><text:span text:style-name="T78">:</text:span></text:p>
      <text:p text:style-name="P13"><text:span text:style-name="T78">.</text:span><text:span text:style-name="Арабиййун"><text:span text:style-name="T78">غُرْفَةُ عَامِلِ آلْمَصْنَعِ آلْكَبِيرِ آلْوَاسِعَةُ وَ آلْنَّظِيفَةُ ه</text:span></text:span><text:span text:style-name="Арабиййун"><text:span text:style-name="T80">ٰ</text:span></text:span><text:span text:style-name="Арабиййун"><text:span text:style-name="T78">ذِهِ</text:span></text:span></text:p>
      <text:p text:style-name="P14">Во избежании громоздкости и большей ясности, в особенности, когда определяемое и определение в родительном падеже совпадают в роде, оборот с определением в родительном падеже может быть заменен оборотом с предлогом принадлежности <text:span text:style-name="Арабиййун">لِ</text:span>:</text:p>
      <text:p text:style-name="P13"><text:span text:style-name="T78">.</text:span><text:span text:style-name="Арабиййун"><text:span text:style-name="T78">هٰذِهِ آلْغُرْفَةُ آلْوَاسِعَةُ وَ آلْنَّظِيفَةُ لِعَامِلِ آلْمَصْنَعِ آلْكَبِيرِ</text:span></text:span></text:p>
      <text:p text:style-name="P13"><text:span text:style-name="T78">Предложное определение обычно ставится в опре</text:span><text:span text:style-name="T81">д</text:span><text:span text:style-name="T78">е</text:span><text:span text:style-name="T81">ле</text:span><text:span text:style-name="T78">нном состоянии.</text:span></text:p>
      <text:h text:style-name="P62" text:outline-level="1">Число имени</text:h>
      <text:h text:style-name="P66" text:outline-level="2">Двойственное</text:h>
      <text:p text:style-name="P15"><text:span text:style-name="Арабиййун">ـَانِ</text:span> <text:span text:style-name="T82">—</text:span> в именительном падеже.</text:p>
      <text:p text:style-name="P15"><text:span text:style-name="Арабиййун">ـَيْنِ</text:span> <text:span text:style-name="T82">—</text:span> в родительном и винительном падежах.</text:p>
      <text:h text:style-name="P66" text:outline-level="2">Множественное "целое"</text:h>
      <text:p text:style-name="P15">От имен мужского рода, обозначающих лиц:</text:p>
      <text:p text:style-name="P15"><text:span text:style-name="Арабиййун">ـُونَ</text:span> <text:span text:style-name="T82">—</text:span> в именительном падеже,</text:p>
      <text:p text:style-name="P15"><text:span text:style-name="Арабиййун">ـِينَ</text:span> <text:span text:style-name="T82">—</text:span> в родительном и винительном падежах.</text:p>
      <text:p text:style-name="P15">От имен женского рода:</text:p>
      <text:p text:style-name="P15"><text:span text:style-name="Арабиййун">ـَاتٌ</text:span> <text:span text:style-name="T82">—</text:span> в именительном падеже,</text:p>
      <text:p text:style-name="P15"><text:span text:style-name="Арабиййун">ـَاتٍ</text:span> <text:span text:style-name="T82">—</text:span> в родительном и винительном падежах.</text:p>
      <text:p text:style-name="P15"><text:soft-page-break/>Если имя, стоящее во множественном числе, не обозначает лиц, то оно рассматривается как имя собирательное женского рода: относящиеся к нему слова ставятся в единственном числе женского рода. Если же обозначает лицо, то слова согласуются с ними в роде, числе и падеже.</text:p>
      <text:p text:style-name="P13"><text:span text:style-name="Пункт"><text:span text:style-name="T83">Правило</text:span></text:span></text:p>
      <text:p text:style-name="P17"><text:span text:style-name="T29">Существительные в целом множественном числе мужского рода и в двойственном числе обоих родов, имея при себе определение в родительном падеже, теряют </text:span><text:span text:style-name="Арабиййун">ن</text:span><text:span text:style-name="T29"> вместе с ог</text:span><text:span text:style-name="T30">л</text:span><text:span text:style-name="T29">асовкой. При этом стяжение вновь образовавшегося долгого запрещено.</text:span></text:p>
      <text:h text:style-name="P62" text:outline-level="1">Предлоги</text:h>
      <text:p text:style-name="P19"><text:span text:style-name="T84">Существительные после предлогов всегда стоят в родительном пад</text:span><text:span text:style-name="T85">е</text:span><text:span text:style-name="T84">же. </text:span><text:span text:style-name="T86">В функции наречия часто выступают сочетания имен существительных с предлогами.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>
            <table:table-cell table:style-name="Таблица8.A1" office:value-type="string">
              <text:p text:style-name="P43"><text:span text:style-name="Заголовок_20_таблицы">Предлог</text:span></text:p>
            </table:table-cell>
            <table:table-cell table:style-name="Таблица8.A1" office:value-type="string">
              <text:p text:style-name="P43"><text:span text:style-name="Заголовок_20_таблицы">Пишется</text:span></text:p>
            </table:table-cell>
            <table:table-cell table:style-name="Таблица8.A1" office:value-type="string">
              <text:p text:style-name="P43"><text:span text:style-name="Заголовок_20_таблицы">Основные значения</text:span></text:p>
            </table:table-cell>
          </table:table-row>
        </table:table-header-rows>
        <table:table-row>
          <table:table-cell table:style-name="Таблица8.A15" office:value-type="string">
            <text:p text:style-name="P44"><text:span text:style-name="Арабиййун">لِ</text:span></text:p>
          </table:table-cell>
          <table:table-cell table:style-name="Таблица8.B15" office:value-type="string">
            <text:p text:style-name="P45">Слитно</text:p>
          </table:table-cell>
          <table:table-cell table:style-name="Таблица8.C15" office:value-type="string">
            <text:p text:style-name="P46">Дательный падеж</text:p>
          </table:table-cell>
        </table:table-row>
        <table:table-row>
          <table:table-cell table:style-name="Таблица8.A15" office:value-type="string">
            <text:p text:style-name="P44"><text:span text:style-name="Арабиййун">عَنْ</text:span></text:p>
          </table:table-cell>
          <table:table-cell table:style-name="Таблица8.B15" office:value-type="string">
            <text:p text:style-name="P45">Раздельно</text:p>
          </table:table-cell>
          <table:table-cell table:style-name="Таблица8.C15" office:value-type="string">
            <text:p text:style-name="P46">О, об</text:p>
          </table:table-cell>
        </table:table-row>
        <table:table-row>
          <table:table-cell table:style-name="Таблица8.A15" office:value-type="string">
            <text:p text:style-name="P44"><text:span text:style-name="Арабиййун">مَعَ</text:span></text:p>
          </table:table-cell>
          <table:table-cell table:style-name="Таблица8.B15" office:value-type="string">
            <text:p text:style-name="P45">Раздельно</text:p>
          </table:table-cell>
          <table:table-cell table:style-name="Таблица8.C15" office:value-type="string">
            <text:p text:style-name="P46">С, вместе с, при</text:p>
          </table:table-cell>
        </table:table-row>
        <table:table-row>
          <table:table-cell table:style-name="Таблица8.A15" office:value-type="string">
            <text:p text:style-name="P44"><text:span text:style-name="Арабиййун">بِ</text:span></text:p>
          </table:table-cell>
          <table:table-cell table:style-name="Таблица8.B15" office:value-type="string">
            <text:p text:style-name="P45">Слитно</text:p>
          </table:table-cell>
          <table:table-cell table:style-name="Таблица8.C15" office:value-type="string">
            <text:p text:style-name="P46">Посредством, путем (творительный падеж)</text:p>
          </table:table-cell>
        </table:table-row>
        <table:table-row>
          <table:table-cell table:style-name="Таблица8.A15" office:value-type="string">
            <text:p text:style-name="P44"><text:span text:style-name="Арабиййун">فِى</text:span></text:p>
          </table:table-cell>
          <table:table-cell table:style-name="Таблица8.B15" office:value-type="string">
            <text:p text:style-name="P47">Раздельно</text:p>
          </table:table-cell>
          <table:table-cell table:style-name="Таблица8.C15" office:value-type="string">
            <text:p text:style-name="P48">В, о, относительно</text:p>
          </table:table-cell>
        </table:table-row>
        <table:table-row>
          <table:table-cell table:style-name="Таблица8.A15" office:value-type="string">
            <text:p text:style-name="P44"><text:span text:style-name="Арабиййун">تَحْتَ</text:span></text:p>
          </table:table-cell>
          <table:table-cell table:style-name="Таблица8.B15" office:value-type="string">
            <text:p text:style-name="P47">Раздельно</text:p>
          </table:table-cell>
          <table:table-cell table:style-name="Таблица8.C15" office:value-type="string">
            <text:p text:style-name="P48">Под</text:p>
          </table:table-cell>
        </table:table-row>
        <table:table-row>
          <table:table-cell table:style-name="Таблица8.A15" office:value-type="string">
            <text:p text:style-name="P49"><text:span text:style-name="Арабиййун">فَوْقَ</text:span></text:p>
          </table:table-cell>
          <table:table-cell table:style-name="Таблица8.B15" office:value-type="string">
            <text:p text:style-name="P47">Раздельно</text:p>
          </table:table-cell>
          <table:table-cell table:style-name="Таблица8.C15" office:value-type="string">
            <text:p text:style-name="P48">Над</text:p>
          </table:table-cell>
        </table:table-row>
        <table:table-row>
          <table:table-cell table:style-name="Таблица8.A15" office:value-type="string">
            <text:p text:style-name="P49"><text:span text:style-name="Арабиййун">عَلَى</text:span></text:p>
          </table:table-cell>
          <table:table-cell table:style-name="Таблица8.B15" office:value-type="string">
            <text:p text:style-name="P47">Раздельно</text:p>
          </table:table-cell>
          <table:table-cell table:style-name="Таблица8.C15" office:value-type="string">
            <text:p text:style-name="P48">На</text:p>
          </table:table-cell>
        </table:table-row>
        <table:table-row>
          <table:table-cell table:style-name="Таблица8.A15" office:value-type="string">
            <text:p text:style-name="P49"><text:span text:style-name="Арабиййун">بَيْنَ</text:span></text:p>
          </table:table-cell>
          <table:table-cell table:style-name="Таблица8.B15" office:value-type="string">
            <text:p text:style-name="P47">Раздельно</text:p>
          </table:table-cell>
          <table:table-cell table:style-name="Таблица8.C15" office:value-type="string">
            <text:p text:style-name="P48">Между</text:p>
          </table:table-cell>
        </table:table-row>
        <table:table-row>
          <table:table-cell table:style-name="Таблица8.A15" office:value-type="string">
            <text:p text:style-name="P49"><text:span text:style-name="Арабиййун">مِنْ</text:span></text:p>
          </table:table-cell>
          <table:table-cell table:style-name="Таблица8.B15" office:value-type="string">
            <text:p text:style-name="P47">Раздельно</text:p>
          </table:table-cell>
          <table:table-cell table:style-name="Таблица8.C15" office:value-type="string">
            <text:p text:style-name="P48">От, из</text:p>
          </table:table-cell>
        </table:table-row>
        <table:table-row>
          <table:table-cell table:style-name="Таблица8.A15" office:value-type="string">
            <text:p text:style-name="P49"><text:span text:style-name="Арабиййун">وَرَاءَ</text:span></text:p>
          </table:table-cell>
          <table:table-cell table:style-name="Таблица8.B15" office:value-type="string">
            <text:p text:style-name="P47">Раздельно</text:p>
          </table:table-cell>
          <table:table-cell table:style-name="Таблица8.C15" office:value-type="string">
            <text:p text:style-name="P48">За, позади</text:p>
          </table:table-cell>
        </table:table-row>
        <table:table-row>
          <table:table-cell table:style-name="Таблица8.A15" office:value-type="string">
            <text:p text:style-name="P72"><text:span text:style-name="Арабиййун"><text:span text:style-name="T87">حَوْلَ</text:span></text:span></text:p>
          </table:table-cell>
          <table:table-cell table:style-name="Таблица8.B15" office:value-type="string">
            <text:p text:style-name="P70"><text:span text:style-name="T87">Раздельно</text:span></text:p>
          </table:table-cell>
          <table:table-cell table:style-name="Таблица8.C15" office:value-type="string">
            <text:p text:style-name="P71"><text:span text:style-name="T87">Вокруг, о, об, за</text:span></text:p>
          </table:table-cell>
        </table:table-row>
        <table:table-row>
          <table:table-cell table:style-name="Таблица8.A15" office:value-type="string">
            <text:p text:style-name="P50"><text:span text:style-name="Арабиййун">إِلَى</text:span></text:p>
          </table:table-cell>
          <table:table-cell table:style-name="Таблица8.B15" office:value-type="string">
            <text:p text:style-name="P47">Раздельно</text:p>
          </table:table-cell>
          <table:table-cell table:style-name="Таблица8.C15" office:value-type="string">
            <text:p text:style-name="P48">К</text:p>
          </table:table-cell>
        </table:table-row>
        <table:table-row>
          <table:table-cell table:style-name="Таблица8.A15" office:value-type="string">
            <text:p text:style-name="P50"><text:span text:style-name="Арабиййун">أَمَامَ</text:span></text:p>
          </table:table-cell>
          <table:table-cell table:style-name="Таблица8.B15" office:value-type="string">
            <text:p text:style-name="P47">Раздельно</text:p>
          </table:table-cell>
          <table:table-cell table:style-name="Таблица8.C15" office:value-type="string">
            <text:p text:style-name="P48">Перед</text:p>
          </table:table-cell>
        </table:table-row>
        <table:table-row>
          <table:table-cell table:style-name="Таблица8.A16" office:value-type="string">
            <text:p text:style-name="P51"><text:span text:style-name="Арабиййун">عِنْدَ</text:span></text:p>
          </table:table-cell>
          <table:table-cell table:style-name="Таблица8.B16" office:value-type="string">
            <text:p text:style-name="P51">Раздельно</text:p>
          </table:table-cell>
          <table:table-cell table:style-name="Таблица8.C16" office:value-type="string">
            <text:p text:style-name="P52">У</text:p>
          </table:table-cell>
        </table:table-row>
      </table:table>
      <text:p text:style-name="P16"/>
      <text:p text:style-name="P16"/>
      <text:p text:style-name="P1"><text:span text:style-name="T1">И</text:span><text:span text:style-name="T2">з </text:span><text:span text:style-name="T3">Учебника арабского языка / А.А. Ковалев, Г.Ш. Шарбатов.</text:span><text:span text:style-name="T2"> — </text:span><text:span text:style-name="T4">3 (4)</text:span><text:span text:style-name="T2">-е изд. — М.: Вост. </text:span><text:span text:style-name="T5">л</text:span><text:span text:style-name="T2">ит., </text:span><text:span text:style-name="T5">1998 (</text:span><text:span text:style-name="T2">2004</text:span><text:span text:style-name="T5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06T11:16:13</dc:date>
    <dc:creator>Yerzhan </dc:creator>
    <meta:editing-duration>PT1H7M</meta:editing-duration>
    <meta:editing-cycles>23</meta:editing-cycles>
    <meta:generator>LibreOffice/3.6$Linux_X86_64 LibreOffice_project/360m1$Build-2</meta:generator>
    <meta:document-statistic meta:table-count="9" meta:image-count="0" meta:object-count="0" meta:page-count="8" meta:paragraph-count="322" meta:word-count="1906" meta:character-count="12534" meta:non-whitespace-character-count="10947"/>
  </office:meta>
</office:document-meta>
</file>